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0" table:default-cell-style-name="Default"/>
        <table:table-row table:style-name="ro1" table:number-rows-repeated="2">
          <table:table-cell table:number-columns-repeated="10"/>
        </table:table-row>
        <table:table-row table:style-name="ro1">
          <table:table-cell/>
          <table:table-cell office:value-type="string" calcext:value-type="string">
            <text:p>bubble sort</text:p>
          </table:table-cell>
          <table:table-cell/>
          <table:table-cell office:value-type="string" calcext:value-type="string">
            <text:p>quick sort</text:p>
          </table:table-cell>
          <table:table-cell/>
          <table:table-cell office:value-type="string" calcext:value-type="string">
            <text:p>selection sort</text:p>
          </table:table-cell>
          <table:table-cell/>
          <table:table-cell office:value-type="string" calcext:value-type="string">
            <text:p>insertion sort</text:p>
          </table:table-cell>
          <table:table-cell/>
          <table:table-cell office:value-type="string" calcext:value-type="string">
            <text:p>merge sort</text:p>
          </table:table-cell>
        </table:table-row>
        <table:table-row table:style-name="ro1">
          <table:table-cell office:value-type="string" calcext:value-type="string">
            <text:p>[3669, 3607, 1802, 130, 7237, 9177, 2883, 1013, 4403, 8604, 5776, 7678, 9845, 576, 2582, 2594, 6101, 4666, 952, 1986, 1429, 5104, 538, 1396, 3924, 6451, 3409, 2216, 6404, 1423, 6978, 1134, 5784, 8830, 4730, 4065, 5808, 8187, 8161, 6126, 2235, 6609, 1638, 7921, 4303, 3512, 6724, 5563, 441, 3653, 550, 4744, 3998, 2092, 7672, 4593, 3092, 8869, 7118, 3242, 2496, 2082, 8930, 7633, 1913, 2576, 9291, 4565, 2646, 4357, 890, 8649, 8111, 4789, 4907, 1764, 8776, 2743, 7031, 8502, 5510, 778, 1998, 6859, 4589, 7065, 6680, 6447, 9587, 3443, 2821, 5332, 3353, 1823, 8699, 1050, 3623, 4648, 2833, 9760, 6031, 9742, 4583, 8131, 495, 5, 3010, 7806, 7029, 5138, 1496, 6194, 4528, 1820, 5962, 6329, 2393, 7771, 6020, 3002, 7860, 3045, 7158, 5250, 6645, 140, 9254, 364, 637, 1786, 6536, 6854, 9186, 7862, 258, 4446, 5134, 9005, 1729, 1515, 6638, 4676, 3975, 9492, 6177, 3089, 651, 7935, 3905, 5021, 975, 7873, 3265, 8457, 8555, 9792, 7280, 744, 3513, 1381, 8350, 9946, 111, 9323, 782, 1520, 470, 8936, 4849, 6898, 3109, 5638, 2559, 5078, 4927, 455, 4538, 6124, 2399, 3223, 241, 3082, 2906, 8038, 9670, 9187, 2127, 3921, 2105, 5027, 9558, 2339, 9290, 5621, 2923, 855, 8305, 5274, 8343, 9379, 4938, 5084, 6940, 9175, 94, 1493, 9281, 141, 8325, 2903, 2471, 1075, 3440, 3625, 9195, 7931, 2959, 3547, 5492, 6116, 8040, 8477, 5380, 9819, 331, 7322, 432, 5288, 3385, 3559, 2268, 7131, 6508, 9943, 9616, 1896, 9667, 4931, 6266, 6783, 1236, 8773, 5328, 5617, 9168, 9873, 9814, 9206, 4612, 6861, 5816, 1643, 789, 1180, 2220, 3527, 2829, 3847, 1645, 3263, 3368, 2705, 5530, 8364, 4434, 6183, 4041, 7491, 3635, 4123, 8763, 76, 2620, 1730, 5618, 2063, 228, 2488, 9651, 1591, 5392, 1710, 623, 3216, 8379, 1756, 2129, 1985, 4405, 9158, 6437, 4992, 7382, 1981, 4227, 7126, 1609, 6571, 8713, 8588, 7396, 8227, 993, 2621, 7539, 6630, 8394, 2124, 7773, 5797, 8679, 828, 5889, 5345, 3953, 7874, 8663, 6784, 1529, 4258, 1914, 8631, 7522, 6747, 4825, 9180, 7591, 4790, 4519, 7560, 4594, 3448, 4237, 1102, 593, 1229, 7814, 4626, 8480, 1549, 9406, 7310, 6889, 3739, 836, 4420, 6213, 5072, 9626, 7516, 309, 5325, 9535, 2661, 2208, 7604, 501, 8300, 753, 7425, 3570, 9808, 7907, 8766, 5367, 7896, 4924, 4673, 9976, 3015, 7165, 1286, 1579, 5625, 8635, 3030, 3909, 3372, 4398, 337, 7303, 4015, 7147, 7305, 6288, 2850, 112, 8793, 8621, 2600, 9729, 80, 3085, 9113, 8230, 1001, 3493, 8709, 5354, 2316, 3300, 6823, 9398, 996, 6098, 2764, 4338, 3087, 3532, 2055, 6261, 174, 2146, 9300, 4344, 2234, 3911, 5794, 7856, 2998, 8393, 4077, 6879, 676, 4964, 1464, 3129, 6677, 2680, 5900, 7872, 7864, 9680, 5424, 288, 4533, 8896, 4763, 5183, 4550, 6980, 5055, 2825, 5861, 4696, 1776, 9951, 2868, 7222, 4505, 7264, 7919, 9275, 7978, 1468, 2875, 7779, 1544, 3962, 6138, 7003, 2177, 7108, 1218, 8789, 2442, 2811, 9712, 6432, 1768, 1259, 9049, 5613, 9464, 9930, 7472, 1814, 210, 4369, 6911, 5312, 4866, 3797, 223, 9968, 6518, 2354, 9577, 7296, 7906, 9659, 5499, 1031, 7349, 2987, 2642, 9410, 708, 915, 3019, 8893, 7204, 3689, 6449, 3928, 743, 8628, 2891, 7030, 5297, 8783, 4120, 3362, 2001, 8787, 9246, 6426, 5901, 2723, 3631, 7566, 9076, 2236, 7815, 3920, 1418, 3880, 1196, 2586, 2751, 4524, 9372, 8013, 8795, 2145, 8116, 2836, 7546, 7293, 1740, 4287, 5029, 8052, 8112, 9072, 2330, 7998, 9678, 5181, 7403, 785, 1941, 750, 5064, 3047, 2563, 2820, 9471, 4930, 7234, 7689, 3571, 4639, 272, 3639, 1751, 1200, 1431, 7682, 1131, 4382, 240, 9347, 1668, 9373, 1695, 6813, 6799, 6656, 3522, 7612, 3355, 2860, 9992, 6679, 868, 1590, 8157, 9834, 1214, 3563, 7952, 2976, 7993, 2248, 2513, 3293, 7176, 920, 2246, 3200, 43, 4484, 7026, 139, 3774, 8272, 7067, 9399, 2995, 1085, 8998, 9141, 6766, 6464, 4545, 7432, 582, 2385, 715, 5502, 1726, 26, 5695, 3055, 3410, 8238, 4358, 9871, 2702, 3869, 4606, 7817, 454, 5516, 4685, 7695, 7563, 2273, 143, 9969, 9233, 4889, 3643, 9061, 9361, 7639, 9796, 9705, 6516, 3786, 9185, 2291, 6836, 5397, 2187, 3246, 7069, 6363, 409, 465, 208, 7433, 5647, 3013, 6373, 3035, 6061, 4783, 4658, 8565, 4442, 1792, 4138, 1600, 7941, 6350, 7468, 6916, 5099, 7561, 3959, 3645, 2433, 5420, 9907, 2979, 1433, 9145, 3560, 7778, 8029, 5850, 4127, 6012, 7912, 863, 5313, 9852, 3862, 3883, 9041, 2977, 6750, 8819, 9868, 5009, 1003, 6800, 9000, 1258, 2985, 5174, 6827, 5921, 9592, 1421, 5355, 450, 9247, 3182, 1588, 1426, 2367, 6996, 3257, 4200, 8117, 6151, 7130, 1081, 504, 2096, 2275, 7384, 9877, 5485, 2245, 7257, 739, 5591, 2598, 4820, 5475, 3486, 1837, 7809, 4134, 6073, 3783, 3828, 32, 8643, 8735, 3650, 5707, 3296, 2038, 5423, 1561, 9565, 1449, 6192, 7807, 6476, 9689, 4354, 5715, 1562, 6212, 3424, 814, 4336, 9625, 9822, 8613, 8315, 1923, 6626, 6992, 794, 1841, 8280, 7831, 3125, 6330, 3487, 3572, 716, 5082, 2851, 4366, 4620, 9182, 7735, 6625, 2062, 7536, 4371, 2562, 8166, 3767, 3999, 8404, 8165, 8163, 9580, 7662, 4580, 578, 400, 198, 1576, 2583, 311, 4784, 5632, 4168, 2890, 683, 476, 30, 4560, 1945, 4735, 7008, 4566, 5087, 184, 6954, 128, 1056, 3270, 6141, 5732, 3496, 9575, 3371, 4257, 694, 6907, 2189, 6962, 168, 5561, 7064, 8347, 324, 8208, 1744, 2721, 9034, 8671, 780, 6640, 5123, 4514, 7948, 7019, 2039, 2360, 2624, 2300, 3977, 2295, 6209, 2664, 9144, 9147, 7500, 5585, 3889, 4935, 5501, 97, 6924, 3760, 7742, 1919, 2902, 8448, 7740, 2381, 634, 18, 2455, 5684, 3950, 7736, 1340, 3403, 6018, 3918, 5936, 6527, 6547, 9357, 7857, 1289, 6693, 1909, 4543, 3564, 8943, 5862, 9457, 2911, 9278, 5600, 6952, 5426, 5262, 9503, 3266, 5546, 9309, 8587, 1205, 4394, 425, 6669, 3923, 213, 8127, 336, 6159, 8910, 9806, 5795, 1974, 9178, 2286, 7774, 5028, 3835, 7051, 6068, 8114, 90, 8897, 9252, 2808, 3080, 9128, 4995, 8589, 1071, 4517, 7880, 107, 2842, 2065, 2572, 4857, 9099, 2879, 977, 5803, 509, 4831, 471, 5843, 1632, 2171, 9305, 2531, 7121, 7577, 9328, 667, 4246, 2287, 231, 2951, 655, 2219, 5987, 7947, 7816, 7818, 3091, 9223, 7616, 3066, 5578, 3678, 5338, 7650, 8197, 1630, 492, 971, 9672, 9632, 5670, 1054, 9512, 129, 8711, 8102]</text:p>
          </table:table-cell>
          <table:table-cell table:number-columns-repeated="9"/>
        </table:table-row>
        <table:table-row table:style-name="ro1" table:number-rows-repeated="2">
          <table:table-cell table:number-columns-repeated="10"/>
        </table:table-row>
        <table:table-row table:style-name="ro1">
          <table:table-cell/>
          <table:table-cell office:value-type="string" calcext:value-type="string">
            <text:p>4270us</text:p>
          </table:table-cell>
          <table:table-cell/>
          <table:table-cell office:value-type="string" calcext:value-type="string">
            <text:p>195us</text:p>
          </table:table-cell>
          <table:table-cell/>
          <table:table-cell office:value-type="string" calcext:value-type="string">
            <text:p>2670us</text:p>
          </table:table-cell>
          <table:table-cell/>
          <table:table-cell office:value-type="string" calcext:value-type="string">
            <text:p>2362us</text:p>
          </table:table-cell>
          <table:table-cell/>
          <table:table-cell office:value-type="string" calcext:value-type="string">
            <text:p>283us</text:p>
          </table:table-cell>
        </table:table-row>
        <table:table-row table:style-name="ro1">
          <table:table-cell table:number-columns-repeated="10"/>
        </table:table-row>
        <table:table-row table:style-name="ro1">
          <table:table-cell office:value-type="string" calcext:value-type="string">
            <text:p>3607 , 3669 , 1802 , 130 , 7237 , 9177 , 2883 , 1013 , 4403 , 8604 , 5776 , 7678 , 9845 , 576 , 2582 , 2594 , 6101 , 4666 , 952 , 1986 , 1429 , 5104 , 538 , 1396 , 3924 , 6451 , 3409 , 2216 , 6404 , 1423 , 6978 , 1134 , 5784 , 8830 , 4730 , 4065 , 5808 , 8187 , 8161 , 6126 , 2235 , 6609 , 1638 , 7921 , 4303 , 3512 , 6724 , 5563 , 441 , 3653 , 550 , 4744 , 3998 , 2092 , 7672 , 4593 , 3092 , 8869 , 7118 , 3242 , 2496 , 2082 , 8930 , 7633 , 1913 , 2576 , 9291 , 4565 , 2646 , 4357 , 890 , 8649 , 8111 , 4789 , 4907 , 1764 , 8776 , 2743 , 7031 , 8502 , 5510 , 778 , 1998 , 6859 , 4589 , 7065 , 6680 , 6447 , 9587 , 3443 , 2821 , 5332 , 3353 , 1823 , 8699 , 1050 , 3623 , 4648 , 2833 , 9760 , 6031 , 9742 , 4583 , 8131 , 495 , 5 , 3010 , 7806 , 7029 , 5138 , 1496 , 6194 , 4528 , 1820 , 5962 , 6329 , 2393 , 7771 , 6020 , 3002 , 7860 , 3045 , 7158 , 5250 , 6645 , 140 , 9254 , 364 , 637 , 1786 , 6536 , 6854 , 9186 , 7862 , 258 , 4446 , 5134 , 9005 , 1729 , 1515 , 6638 , 4676 , 3975 , 9492 , 6177 , 3089 , 651 , 7935 , 3905 , 5021 , 975 , 7873 , 3265 , 8457 , 8555 , 9792 , 7280 , 744 , 3513 , 1381 , 8350 , 9946 , 111 , 9323 , 782 , 1520 , 470 , 8936 , 4849 , 6898 , 3109 , 5638 , 2559 , 5078 , 4927 , 455 , 4538 , 6124 , 2399 , 3223 , 241 , 3082 , 2906 , 8038 , 9670 , 9187 , 2127 , 3921 , 2105 , 5027 , 9558 , 2339 , 9290 , 5621 , 2923 , 855 , 8305 , 5274 , 8343 , 9379 , 4938 , 5084 , 6940 , 9175 , 94 , 1493 , 9281 , 141 , 8325 , 2903 , 2471 , 1075 , 3440 , 3625 , 9195 , 7931 , 2959 , 3547 , 5492 , 6116 , 8040 , 8477 , 5380 , 9819 , 331 , 7322 , 432 , 5288 , 3385 , 3559 , 2268 , 7131 , 6508 , 9943 , 9616 , 1896 , 9667 , 4931 , 6266 , 6783 , 1236 , 8773 , 5328 , 5617 , 9168 , 9873 , 9814 , 9206 , 4612 , 6861 , 5816 , 1643 , 789 , 1180 , 2220 , 3527 , 2829 , 3847 , 1645 , 3263 , 3368 , 2705 , 5530 , 8364 , 4434 , 6183 , 4041 , 7491 , 3635 , 4123 , 8763 , 76 , 2620 , 1730 , 5618 , 2063 , 228 , 2488 , 9651 , 1591 , 5392 , 1710 , 623 , 3216 , 8379 , 1756 , 2129 , 1985 , 4405 , 9158 , 6437 , 4992 , 7382 , 1981 , 4227 , 7126 , 1609 , 6571 , 8713 , 8588 , 7396 , 8227 , 993 , 2621 , 7539 , 6630 , 8394 , 2124 , 7773 , 5797 , 8679 , 828 , 5889 , 5345 , 3953 , 7874 , 8663 , 6784 , 1529 , 4258 , 1914 , 8631 , 7522 , 6747 , 4825 , 9180 , 7591 , 4790 , 4519 , 7560 , 4594 , 3448 , 4237 , 1102 , 593 , 1229 , 7814 , 4626 , 8480 , 1549 , 9406 , 7310 , 6889 , 3739 , 836 , 4420 , 6213 , 5072 , 9626 , 7516 , 309 , 5325 , 9535 , 2661 , 2208 , 7604 , 501 , 8300 , 753 , 7425 , 3570 , 9808 , 7907 , 8766 , 5367 , 7896 , 4924 , 4673 , 9976 , 3015 , 7165 , 1286 , 1579 , 5625 , 8635 , 3030 , 3909 , 3372 , 4398 , 337 , 7303 , 4015 , 7147 , 7305 , 6288 , 2850 , 112 , 8793 , 8621 , 2600 , 9729 , 80 , 3085 , 9113 , 8230 , 1001 , 3493 , 8709 , 5354 , 2316 , 3300 , 6823 , 9398 , 996 , 6098 , 2764 , 4338 , 3087 , 3532 , 2055 , 6261 , 174 , 2146 , 9300 , 4344 , 2234 , 3911 , 5794 , 7856 , 2998 , 8393 , 4077 , 6879 , 676 , 4964 , 1464 , 3129 , 6677 , 2680 , 5900 , 7872 , 7864 , 9680 , 5424 , 288 , 4533 , 8896 , 4763 , 5183 , 4550 , 6980 , 5055 , 2825 , 5861 , 4696 , 1776 , 9951 , 2868 , 7222 , 4505 , 7264 , 7919 , 9275 , 7978 , 1468 , 2875 , 7779 , 1544 , 3962 , 6138 , 7003 , 2177 , 7108 , 1218 , 8789 , 2442 , 2811 , 9712 , 6432 , 1768 , 1259 , 9049 , 5613 , 9464 , 9930 , 7472 , 1814 , 210 , 4369 , 6911 , 5312 , 4866 , 3797 , 223 , 9968 , 6518 , 2354 , 9577 , 7296 , 7906 , 9659 , 5499 , 1031 , 7349 , 2987 , 2642 , 9410 , 708 , 915 , 3019 , 8893 , 7204 , 3689 , 6449 , 3928 , 743 , 8628 , 2891 , 7030 , 5297 , 8783 , 4120 , 3362 , 2001 , 8787 , 9246 , 6426 , 5901 , 2723 , 3631 , 7566 , 9076 , 2236 , 7815 , 3920 , 1418 , 3880 , 1196 , 2586 , 2751 , 4524 , 9372 , 8013 , 8795 , 2145 , 8116 , 2836 , 7546 , 7293 , 1740 , 4287 , 5029 , 8052 , 8112 , 9072 , 2330 , 7998 , 9678 , 5181 , 7403 , 785 , 1941 , 750 , 5064 , 3047 , 2563 , 2820 , 9471 , 4930 , 7234 , 7689 , 3571 , 4639 , 272 , 3639 , 1751 , 1200 , 1431 , 7682 , 1131 , 4382 , 240 , 9347 , 1668 , 9373 , 1695 , 6813 , 6799 , 6656 , 3522 , 7612 , 3355 , 2860 , 9992 , 6679 , 868 , 1590 , 8157 , 9834 , 1214 , 3563 , 7952 , 2976 , 7993 , 2248 , 2513 , 3293 , 7176 , 920 , 2246 , 3200 , 43 , 4484 , 7026 , 139 , 3774 , 8272 , 7067 , 9399 , 2995 , 1085 , 8998 , 9141 , 6766 , 6464 , 4545 , 7432 , 582 , 2385 , 715 , 5502 , 1726 , 26 , 5695 , 3055 , 3410 , 8238 , 4358 , 9871 , 2702 , 3869 , 4606 , 7817 , 454 , 5516 , 4685 , 7695 , 7563 , 2273 , 143 , 9969 , 9233 , 4889 , 3643 , 9061 , 9361 , 7639 , 9796 , 9705 , 6516 , 3786 , 9185 , 2291 , 6836 , 5397 , 2187 , 3246 , 7069 , 6363 , 409 , 465 , 208 , 7433 , 5647 , 3013 , 6373 , 3035 , 6061 , 4783 , 4658 , 8565 , 4442 , 1792 , 4138 , 1600 , 7941 , 6350 , 7468 , 6916 , 5099 , 7561 , 3959 , 3645 , 2433 , 5420 , 9907 , 2979 , 1433 , 9145 , 3560 , 7778 , 8029 , 5850 , 4127 , 6012 , 7912 , 863 , 5313 , 9852 , 3862 , 3883 , 9041 , 2977 , 6750 , 8819 , 9868 , 5009 , 1003 , 6800 , 9000 , 1258 , 2985 , 5174 , 6827 , 5921 , 9592 , 1421 , 5355 , 450 , 9247 , 3182 , 1588 , 1426 , 2367 , 6996 , 3257 , 4200 , 8117 , 6151 , 7130 , 1081 , 504 , 2096 , 2275 , 7384 , 9877 , 5485 , 2245 , 7257 , 739 , 5591 , 2598 , 4820 , 5475 , 3486 , 1837 , 7809 , 4134 , 6073 , 3783 , 3828 , 32 , 8643 , 8735 , 3650 , 5707 , 3296 , 2038 , 5423 , 1561 , 9565 , 1449 , 6192 , 7807 , 6476 , 9689 , 4354 , 5715 , 1562 , 6212 , 3424 , 814 , 4336 , 9625 , 9822 , 8613 , 8315 , 1923 , 6626 , 6992 , 794 , 1841 , 8280 , 7831 , 3125 , 6330 , 3487 , 3572 , 716 , 5082 , 2851 , 4366 , 4620 , 9182 , 7735 , 6625 , 2062 , 7536 , 4371 , 2562 , 8166 , 3767 , 3999 , 8404 , 8165 , 8163 , 9580 , 7662 , 4580 , 578 , 400 , 198 , 1576 , 2583 , 311 , 4784 , 5632 , 4168 , 2890 , 683 , 476 , 30 , 4560 , 1945 , 4735 , 7008 , 4566 , 5087 , 184 , 6954 , 128 , 1056 , 3270 , 6141 , 5732 , 3496 , 9575 , 3371 , 4257 , 694 , 6907 , 2189 , 6962 , 168 , 5561 , 7064 , 8347 , 324 , 8208 , 1744 , 2721 , 9034 , 8671 , 780 , 6640 , 5123 , 4514 , 7948 , 7019 , 2039 , 2360 , 2624 , 2300 , 3977 , 2295 , 6209 , 2664 , 9144 , 9147 , 7500 , 5585 , 3889 , 4935 , 5501 , 97 , 6924 , 3760 , 7742 , 1919 , 2902 , 8448 , 7740 , 2381 , 634 , 18 , 2455 , 5684 , 3950 , 7736 , 1340 , 3403 , 6018 , 3918 , 5936 , 6527 , 6547 , 9357 , 7857 , 1289 , 6693 , 1909 , 4543 , 3564 , 8943 , 5862 , 9457 , 2911 , 9278 , 5600 , 6952 , 5426 , 5262 , 9503 , 3266 , 5546 , 9309 , 8587 , 1205 , 4394 , 425 , 6669 , 3923 , 213 , 8127 , 336 , 6159 , 8910 , 9806 , 5795 , 1974 , 9178 , 2286 , 7774 , 5028 , 3835 , 7051 , 6068 , 8114 , 90 , 8897 , 9252 , 2808 , 3080 , 9128 , 4995 , 8589 , 1071 , 4517 , 7880 , 107 , 2842 , 2065 , 2572 , 4857 , 9099 , 2879 , 977 , 5803 , 509 , 4831 , 471 , 5843 , 1632 , 2171 , 9305 , 2531 , 7121 , 7577 , 9328 , 667 , 4246 , 2287 , 231 , 2951 , 655 , 2219 , 5987 , 7947 , 7816 , 7818 , 3091 , 9223 , 7616 , 3066 , 5578 , 3678 , 5338 , 7650 , 8197 , 1630 , 492 , 971 , 9672 , 9632 , 5670 , 1054 , 9512 , 129 , 8711 , 8102 </text:p>
          </table:table-cell>
          <table:table-cell table:number-columns-repeated="9"/>
        </table:table-row>
        <table:table-row table:style-name="ro1">
          <table:table-cell/>
          <table:table-cell office:value-type="string" calcext:value-type="string">
            <text:p>6250us</text:p>
          </table:table-cell>
          <table:table-cell/>
          <table:table-cell office:value-type="string" calcext:value-type="string">
            <text:p>192us</text:p>
          </table:table-cell>
          <table:table-cell/>
          <table:table-cell office:value-type="string" calcext:value-type="string">
            <text:p>3526us</text:p>
          </table:table-cell>
          <table:table-cell/>
          <table:table-cell office:value-type="string" calcext:value-type="string">
            <text:p>1700us</text:p>
          </table:table-cell>
          <table:table-cell/>
          <table:table-cell office:value-type="string" calcext:value-type="string">
            <text:p>263us</text:p>
          </table:table-cell>
        </table:table-row>
        <table:table-row table:style-name="ro1">
          <table:table-cell table:number-columns-repeated="10"/>
        </table:table-row>
        <table:table-row table:style-name="ro1">
          <table:table-cell office:value-type="string" calcext:value-type="string">
            <text:p>1802 , 3669 , 3607 , 130 , 7237 , 9177 , 2883 , 1013 , 4403 , 8604 , 5776 , 7678 , 9845 , 576 , 2582 , 2594 , 6101 , 4666 , 952 , 1986 , 1429 , 5104 , 538 , 1396 , 3924 , 6451 , 3409 , 2216 , 6404 , 1423 , 6978 , 1134 , 5784 , 8830 , 4730 , 4065 , 5808 , 8187 , 8161 , 6126 , 2235 , 6609 , 1638 , 7921 , 4303 , 3512 , 6724 , 5563 , 441 , 3653 , 550 , 4744 , 3998 , 2092 , 7672 , 4593 , 3092 , 8869 , 7118 , 3242 , 2496 , 2082 , 8930 , 7633 , 1913 , 2576 , 9291 , 4565 , 2646 , 4357 , 890 , 8649 , 8111 , 4789 , 4907 , 1764 , 8776 , 2743 , 7031 , 8502 , 5510 , 778 , 1998 , 6859 , 4589 , 7065 , 6680 , 6447 , 9587 , 3443 , 2821 , 5332 , 3353 , 1823 , 8699 , 1050 , 3623 , 4648 , 2833 , 9760 , 6031 , 9742 , 4583 , 8131 , 495 , 5 , 3010 , 7806 , 7029 , 5138 , 1496 , 6194 , 4528 , 1820 , 5962 , 6329 , 2393 , 7771 , 6020 , 3002 , 7860 , 3045 , 7158 , 5250 , 6645 , 140 , 9254 , 364 , 637 , 1786 , 6536 , 6854 , 9186 , 7862 , 258 , 4446 , 5134 , 9005 , 1729 , 1515 , 6638 , 4676 , 3975 , 9492 , 6177 , 3089 , 651 , 7935 , 3905 , 5021 , 975 , 7873 , 3265 , 8457 , 8555 , 9792 , 7280 , 744 , 3513 , 1381 , 8350 , 9946 , 111 , 9323 , 782 , 1520 , 470 , 8936 , 4849 , 6898 , 3109 , 5638 , 2559 , 5078 , 4927 , 455 , 4538 , 6124 , 2399 , 3223 , 241 , 3082 , 2906 , 8038 , 9670 , 9187 , 2127 , 3921 , 2105 , 5027 , 9558 , 2339 , 9290 , 5621 , 2923 , 855 , 8305 , 5274 , 8343 , 9379 , 4938 , 5084 , 6940 , 9175 , 94 , 1493 , 9281 , 141 , 8325 , 2903 , 2471 , 1075 , 3440 , 3625 , 9195 , 7931 , 2959 , 3547 , 5492 , 6116 , 8040 , 8477 , 5380 , 9819 , 331 , 7322 , 432 , 5288 , 3385 , 3559 , 2268 , 7131 , 6508 , 9943 , 9616 , 1896 , 9667 , 4931 , 6266 , 6783 , 1236 , 8773 , 5328 , 5617 , 9168 , 9873 , 9814 , 9206 , 4612 , 6861 , 5816 , 1643 , 789 , 1180 , 2220 , 3527 , 2829 , 3847 , 1645 , 3263 , 3368 , 2705 , 5530 , 8364 , 4434 , 6183 , 4041 , 7491 , 3635 , 4123 , 8763 , 76 , 2620 , 1730 , 5618 , 2063 , 228 , 2488 , 9651 , 1591 , 5392 , 1710 , 623 , 3216 , 8379 , 1756 , 2129 , 1985 , 4405 , 9158 , 6437 , 4992 , 7382 , 1981 , 4227 , 7126 , 1609 , 6571 , 8713 , 8588 , 7396 , 8227 , 993 , 2621 , 7539 , 6630 , 8394 , 2124 , 7773 , 5797 , 8679 , 828 , 5889 , 5345 , 3953 , 7874 , 8663 , 6784 , 1529 , 4258 , 1914 , 8631 , 7522 , 6747 , 4825 , 9180 , 7591 , 4790 , 4519 , 7560 , 4594 , 3448 , 4237 , 1102 , 593 , 1229 , 7814 , 4626 , 8480 , 1549 , 9406 , 7310 , 6889 , 3739 , 836 , 4420 , 6213 , 5072 , 9626 , 7516 , 309 , 5325 , 9535 , 2661 , 2208 , 7604 , 501 , 8300 , 753 , 7425 , 3570 , 9808 , 7907 , 8766 , 5367 , 7896 , 4924 , 4673 , 9976 , 3015 , 7165 , 1286 , 1579 , 5625 , 8635 , 3030 , 3909 , 3372 , 4398 , 337 , 7303 , 4015 , 7147 , 7305 , 6288 , 2850 , 112 , 8793 , 8621 , 2600 , 9729 , 80 , 3085 , 9113 , 8230 , 1001 , 3493 , 8709 , 5354 , 2316 , 3300 , 6823 , 9398 , 996 , 6098 , 2764 , 4338 , 3087 , 3532 , 2055 , 6261 , 174 , 2146 , 9300 , 4344 , 2234 , 3911 , 5794 , 7856 , 2998 , 8393 , 4077 , 6879 , 676 , 4964 , 1464 , 3129 , 6677 , 2680 , 5900 , 7872 , 7864 , 9680 , 5424 , 288 , 4533 , 8896 , 4763 , 5183 , 4550 , 6980 , 5055 , 2825 , 5861 , 4696 , 1776 , 9951 , 2868 , 7222 , 4505 , 7264 , 7919 , 9275 , 7978 , 1468 , 2875 , 7779 , 1544 , 3962 , 6138 , 7003 , 2177 , 7108 , 1218 , 8789 , 2442 , 2811 , 9712 , 6432 , 1768 , 1259 , 9049 , 5613 , 9464 , 9930 , 7472 , 1814 , 210 , 4369 , 6911 , 5312 , 4866 , 3797 , 223 , 9968 , 6518 , 2354 , 9577 , 7296 , 7906 , 9659 , 5499 , 1031 , 7349 , 2987 , 2642 , 9410 , 708 , 915 , 3019 , 8893 , 7204 , 3689 , 6449 , 3928 , 743 , 8628 , 2891 , 7030 , 5297 , 8783 , 4120 , 3362 , 2001 , 8787 , 9246 , 6426 , 5901 , 2723 , 3631 , 7566 , 9076 , 2236 , 7815 , 3920 , 1418 , 3880 , 1196 , 2586 , 2751 , 4524 , 9372 , 8013 , 8795 , 2145 , 8116 , 2836 , 7546 , 7293 , 1740 , 4287 , 5029 , 8052 , 8112 , 9072 , 2330 , 7998 , 9678 , 5181 , 7403 , 785 , 1941 , 750 , 5064 , 3047 , 2563 , 2820 , 9471 , 4930 , 7234 , 7689 , 3571 , 4639 , 272 , 3639 , 1751 , 1200 , 1431 , 7682 , 1131 , 4382 , 240 , 9347 , 1668 , 9373 , 1695 , 6813 , 6799 , 6656 , 3522 , 7612 , 3355 , 2860 , 9992 , 6679 , 868 , 1590 , 8157 , 9834 , 1214 , 3563 , 7952 , 2976 , 7993 , 2248 , 2513 , 3293 , 7176 , 920 , 2246 , 3200 , 43 , 4484 , 7026 , 139 , 3774 , 8272 , 7067 , 9399 , 2995 , 1085 , 8998 , 9141 , 6766 , 6464 , 4545 , 7432 , 582 , 2385 , 715 , 5502 , 1726 , 26 , 5695 , 3055 , 3410 , 8238 , 4358 , 9871 , 2702 , 3869 , 4606 , 7817 , 454 , 5516 , 4685 , 7695 , 7563 , 2273 , 143 , 9969 , 9233 , 4889 , 3643 , 9061 , 9361 , 7639 , 9796 , 9705 , 6516 , 3786 , 9185 , 2291 , 6836 , 5397 , 2187 , 3246 , 7069 , 6363 , 409 , 465 , 208 , 7433 , 5647 , 3013 , 6373 , 3035 , 6061 , 4783 , 4658 , 8565 , 4442 , 1792 , 4138 , 1600 , 7941 , 6350 , 7468 , 6916 , 5099 , 7561 , 3959 , 3645 , 2433 , 5420 , 9907 , 2979 , 1433 , 9145 , 3560 , 7778 , 8029 , 5850 , 4127 , 6012 , 7912 , 863 , 5313 , 9852 , 3862 , 3883 , 9041 , 2977 , 6750 , 8819 , 9868 , 5009 , 1003 , 6800 , 9000 , 1258 , 2985 , 5174 , 6827 , 5921 , 9592 , 1421 , 5355 , 450 , 9247 , 3182 , 1588 , 1426 , 2367 , 6996 , 3257 , 4200 , 8117 , 6151 , 7130 , 1081 , 504 , 2096 , 2275 , 7384 , 9877 , 5485 , 2245 , 7257 , 739 , 5591 , 2598 , 4820 , 5475 , 3486 , 1837 , 7809 , 4134 , 6073 , 3783 , 3828 , 32 , 8643 , 8735 , 3650 , 5707 , 3296 , 2038 , 5423 , 1561 , 9565 , 1449 , 6192 , 7807 , 6476 , 9689 , 4354 , 5715 , 1562 , 6212 , 3424 , 814 , 4336 , 9625 , 9822 , 8613 , 8315 , 1923 , 6626 , 6992 , 794 , 1841 , 8280 , 7831 , 3125 , 6330 , 3487 , 3572 , 716 , 5082 , 2851 , 4366 , 4620 , 9182 , 7735 , 6625 , 2062 , 7536 , 4371 , 2562 , 8166 , 3767 , 3999 , 8404 , 8165 , 8163 , 9580 , 7662 , 4580 , 578 , 400 , 198 , 1576 , 2583 , 311 , 4784 , 5632 , 4168 , 2890 , 683 , 476 , 30 , 4560 , 1945 , 4735 , 7008 , 4566 , 5087 , 184 , 6954 , 128 , 1056 , 3270 , 6141 , 5732 , 3496 , 9575 , 3371 , 4257 , 694 , 6907 , 2189 , 6962 , 168 , 5561 , 7064 , 8347 , 324 , 8208 , 1744 , 2721 , 9034 , 8671 , 780 , 6640 , 5123 , 4514 , 7948 , 7019 , 2039 , 2360 , 2624 , 2300 , 3977 , 2295 , 6209 , 2664 , 9144 , 9147 , 7500 , 5585 , 3889 , 4935 , 5501 , 97 , 6924 , 3760 , 7742 , 1919 , 2902 , 8448 , 7740 , 2381 , 634 , 18 , 2455 , 5684 , 3950 , 7736 , 1340 , 3403 , 6018 , 3918 , 5936 , 6527 , 6547 , 9357 , 7857 , 1289 , 6693 , 1909 , 4543 , 3564 , 8943 , 5862 , 9457 , 2911 , 9278 , 5600 , 6952 , 5426 , 5262 , 9503 , 3266 , 5546 , 9309 , 8587 , 1205 , 4394 , 425 , 6669 , 3923 , 213 , 8127 , 336 , 6159 , 8910 , 9806 , 5795 , 1974 , 9178 , 2286 , 7774 , 5028 , 3835 , 7051 , 6068 , 8114 , 90 , 8897 , 9252 , 2808 , 3080 , 9128 , 4995 , 8589 , 1071 , 4517 , 7880 , 107 , 2842 , 2065 , 2572 , 4857 , 9099 , 2879 , 977 , 5803 , 509 , 4831 , 471 , 5843 , 1632 , 2171 , 9305 , 2531 , 7121 , 7577 , 9328 , 667 , 4246 , 2287 , 231 , 2951 , 655 , 2219 , 5987 , 7947 , 7816 , 7818 , 3091 , 9223 , 7616 , 3066 , 5578 , 3678 , 5338 , 7650 , 8197 , 1630 , 492 , 971 , 9672 , 9632 , 5670 , 1054 , 9512 , 129 , 8711 , 8102 </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4235us</text:p>
          </table:table-cell>
          <table:table-cell/>
          <table:table-cell office:value-type="string" calcext:value-type="string">
            <text:p>185us</text:p>
          </table:table-cell>
          <table:table-cell/>
          <table:table-cell office:value-type="string" calcext:value-type="string">
            <text:p>2652us</text:p>
          </table:table-cell>
          <table:table-cell/>
          <table:table-cell office:value-type="string" calcext:value-type="string">
            <text:p>1617us</text:p>
          </table:table-cell>
          <table:table-cell/>
          <table:table-cell office:value-type="string" calcext:value-type="string">
            <text:p>186us</text:p>
          </table:table-cell>
        </table:table-row>
        <table:table-row table:style-name="ro1">
          <table:table-cell office:value-type="string" calcext:value-type="string">
            <text:p>3607 , 1802 , 3669 , 130 , 7237 , 9177 , 2883 , 1013 , 4403 , 8604 , 5776 , 7678 , 9845 , 576 , 2582 , 2594 , 6101 , 4666 , 952 , 1986 , 1429 , 5104 , 538 , 1396 , 3924 , 6451 , 3409 , 2216 , 6404 , 1423 , 6978 , 1134 , 5784 , 8830 , 4730 , 4065 , 5808 , 8187 , 8161 , 6126 , 2235 , 6609 , 1638 , 7921 , 4303 , 3512 , 6724 , 5563 , 441 , 3653 , 550 , 4744 , 3998 , 2092 , 7672 , 4593 , 3092 , 8869 , 7118 , 3242 , 2496 , 2082 , 8930 , 7633 , 1913 , 2576 , 9291 , 4565 , 2646 , 4357 , 890 , 8649 , 8111 , 4789 , 4907 , 1764 , 8776 , 2743 , 7031 , 8502 , 5510 , 778 , 1998 , 6859 , 4589 , 7065 , 6680 , 6447 , 9587 , 3443 , 2821 , 5332 , 3353 , 1823 , 8699 , 1050 , 3623 , 4648 , 2833 , 9760 , 6031 , 9742 , 4583 , 8131 , 495 , 5 , 3010 , 7806 , 7029 , 5138 , 1496 , 6194 , 4528 , 1820 , 5962 , 6329 , 2393 , 7771 , 6020 , 3002 , 7860 , 3045 , 7158 , 5250 , 6645 , 140 , 9254 , 364 , 637 , 1786 , 6536 , 6854 , 9186 , 7862 , 258 , 4446 , 5134 , 9005 , 1729 , 1515 , 6638 , 4676 , 3975 , 9492 , 6177 , 3089 , 651 , 7935 , 3905 , 5021 , 975 , 7873 , 3265 , 8457 , 8555 , 9792 , 7280 , 744 , 3513 , 1381 , 8350 , 9946 , 111 , 9323 , 782 , 1520 , 470 , 8936 , 4849 , 6898 , 3109 , 5638 , 2559 , 5078 , 4927 , 455 , 4538 , 6124 , 2399 , 3223 , 241 , 3082 , 2906 , 8038 , 9670 , 9187 , 2127 , 3921 , 2105 , 5027 , 9558 , 2339 , 9290 , 5621 , 2923 , 855 , 8305 , 5274 , 8343 , 9379 , 4938 , 5084 , 6940 , 9175 , 94 , 1493 , 9281 , 141 , 8325 , 2903 , 2471 , 1075 , 3440 , 3625 , 9195 , 7931 , 2959 , 3547 , 5492 , 6116 , 8040 , 8477 , 5380 , 9819 , 331 , 7322 , 432 , 5288 , 3385 , 3559 , 2268 , 7131 , 6508 , 9943 , 9616 , 1896 , 9667 , 4931 , 6266 , 6783 , 1236 , 8773 , 5328 , 5617 , 9168 , 9873 , 9814 , 9206 , 4612 , 6861 , 5816 , 1643 , 789 , 1180 , 2220 , 3527 , 2829 , 3847 , 1645 , 3263 , 3368 , 2705 , 5530 , 8364 , 4434 , 6183 , 4041 , 7491 , 3635 , 4123 , 8763 , 76 , 2620 , 1730 , 5618 , 2063 , 228 , 2488 , 9651 , 1591 , 5392 , 1710 , 623 , 3216 , 8379 , 1756 , 2129 , 1985 , 4405 , 9158 , 6437 , 4992 , 7382 , 1981 , 4227 , 7126 , 1609 , 6571 , 8713 , 8588 , 7396 , 8227 , 993 , 2621 , 7539 , 6630 , 8394 , 2124 , 7773 , 5797 , 8679 , 828 , 5889 , 5345 , 3953 , 7874 , 8663 , 6784 , 1529 , 4258 , 1914 , 8631 , 7522 , 6747 , 4825 , 9180 , 7591 , 4790 , 4519 , 7560 , 4594 , 3448 , 4237 , 1102 , 593 , 1229 , 7814 , 4626 , 8480 , 1549 , 9406 , 7310 , 6889 , 3739 , 836 , 4420 , 6213 , 5072 , 9626 , 7516 , 309 , 5325 , 9535 , 2661 , 2208 , 7604 , 501 , 8300 , 753 , 7425 , 3570 , 9808 , 7907 , 8766 , 5367 , 7896 , 4924 , 4673 , 9976 , 3015 , 7165 , 1286 , 1579 , 5625 , 8635 , 3030 , 3909 , 3372 , 4398 , 337 , 7303 , 4015 , 7147 , 7305 , 6288 , 2850 , 112 , 8793 , 8621 , 2600 , 9729 , 80 , 3085 , 9113 , 8230 , 1001 , 3493 , 8709 , 5354 , 2316 , 3300 , 6823 , 9398 , 996 , 6098 , 2764 , 4338 , 3087 , 3532 , 2055 , 6261 , 174 , 2146 , 9300 , 4344 , 2234 , 3911 , 5794 , 7856 , 2998 , 8393 , 4077 , 6879 , 676 , 4964 , 1464 , 3129 , 6677 , 2680 , 5900 , 7872 , 7864 , 9680 , 5424 , 288 , 4533 , 8896 , 4763 , 5183 , 4550 , 6980 , 5055 , 2825 , 5861 , 4696 , 1776 , 9951 , 2868 , 7222 , 4505 , 7264 , 7919 , 9275 , 7978 , 1468 , 2875 , 7779 , 1544 , 3962 , 6138 , 7003 , 2177 , 7108 , 1218 , 8789 , 2442 , 2811 , 9712 , 6432 , 1768 , 1259 , 9049 , 5613 , 9464 , 9930 , 7472 , 1814 , 210 , 4369 , 6911 , 5312 , 4866 , 3797 , 223 , 9968 , 6518 , 2354 , 9577 , 7296 , 7906 , 9659 , 5499 , 1031 , 7349 , 2987 , 2642 , 9410 , 708 , 915 , 3019 , 8893 , 7204 , 3689 , 6449 , 3928 , 743 , 8628 , 2891 , 7030 , 5297 , 8783 , 4120 , 3362 , 2001 , 8787 , 9246 , 6426 , 5901 , 2723 , 3631 , 7566 , 9076 , 2236 , 7815 , 3920 , 1418 , 3880 , 1196 , 2586 , 2751 , 4524 , 9372 , 8013 , 8795 , 2145 , 8116 , 2836 , 7546 , 7293 , 1740 , 4287 , 5029 , 8052 , 8112 , 9072 , 2330 , 7998 , 9678 , 5181 , 7403 , 785 , 1941 , 750 , 5064 , 3047 , 2563 , 2820 , 9471 , 4930 , 7234 , 7689 , 3571 , 4639 , 272 , 3639 , 1751 , 1200 , 1431 , 7682 , 1131 , 4382 , 240 , 9347 , 1668 , 9373 , 1695 , 6813 , 6799 , 6656 , 3522 , 7612 , 3355 , 2860 , 9992 , 6679 , 868 , 1590 , 8157 , 9834 , 1214 , 3563 , 7952 , 2976 , 7993 , 2248 , 2513 , 3293 , 7176 , 920 , 2246 , 3200 , 43 , 4484 , 7026 , 139 , 3774 , 8272 , 7067 , 9399 , 2995 , 1085 , 8998 , 9141 , 6766 , 6464 , 4545 , 7432 , 582 , 2385 , 715 , 5502 , 1726 , 26 , 5695 , 3055 , 3410 , 8238 , 4358 , 9871 , 2702 , 3869 , 4606 , 7817 , 454 , 5516 , 4685 , 7695 , 7563 , 2273 , 143 , 9969 , 9233 , 4889 , 3643 , 9061 , 9361 , 7639 , 9796 , 9705 , 6516 , 3786 , 9185 , 2291 , 6836 , 5397 , 2187 , 3246 , 7069 , 6363 , 409 , 465 , 208 , 7433 , 5647 , 3013 , 6373 , 3035 , 6061 , 4783 , 4658 , 8565 , 4442 , 1792 , 4138 , 1600 , 7941 , 6350 , 7468 , 6916 , 5099 , 7561 , 3959 , 3645 , 2433 , 5420 , 9907 , 2979 , 1433 , 9145 , 3560 , 7778 , 8029 , 5850 , 4127 , 6012 , 7912 , 863 , 5313 , 9852 , 3862 , 3883 , 9041 , 2977 , 6750 , 8819 , 9868 , 5009 , 1003 , 6800 , 9000 , 1258 , 2985 , 5174 , 6827 , 5921 , 9592 , 1421 , 5355 , 450 , 9247 , 3182 , 1588 , 1426 , 2367 , 6996 , 3257 , 4200 , 8117 , 6151 , 7130 , 1081 , 504 , 2096 , 2275 , 7384 , 9877 , 5485 , 2245 , 7257 , 739 , 5591 , 2598 , 4820 , 5475 , 3486 , 1837 , 7809 , 4134 , 6073 , 3783 , 3828 , 32 , 8643 , 8735 , 3650 , 5707 , 3296 , 2038 , 5423 , 1561 , 9565 , 1449 , 6192 , 7807 , 6476 , 9689 , 4354 , 5715 , 1562 , 6212 , 3424 , 814 , 4336 , 9625 , 9822 , 8613 , 8315 , 1923 , 6626 , 6992 , 794 , 1841 , 8280 , 7831 , 3125 , 6330 , 3487 , 3572 , 716 , 5082 , 2851 , 4366 , 4620 , 9182 , 7735 , 6625 , 2062 , 7536 , 4371 , 2562 , 8166 , 3767 , 3999 , 8404 , 8165 , 8163 , 9580 , 7662 , 4580 , 578 , 400 , 198 , 1576 , 2583 , 311 , 4784 , 5632 , 4168 , 2890 , 683 , 476 , 30 , 4560 , 1945 , 4735 , 7008 , 4566 , 5087 , 184 , 6954 , 128 , 1056 , 3270 , 6141 , 5732 , 3496 , 9575 , 3371 , 4257 , 694 , 6907 , 2189 , 6962 , 168 , 5561 , 7064 , 8347 , 324 , 8208 , 1744 , 2721 , 9034 , 8671 , 780 , 6640 , 5123 , 4514 , 7948 , 7019 , 2039 , 2360 , 2624 , 2300 , 3977 , 2295 , 6209 , 2664 , 9144 , 9147 , 7500 , 5585 , 3889 , 4935 , 5501 , 97 , 6924 , 3760 , 7742 , 1919 , 2902 , 8448 , 7740 , 2381 , 634 , 18 , 2455 , 5684 , 3950 , 7736 , 1340 , 3403 , 6018 , 3918 , 5936 , 6527 , 6547 , 9357 , 7857 , 1289 , 6693 , 1909 , 4543 , 3564 , 8943 , 5862 , 9457 , 2911 , 9278 , 5600 , 6952 , 5426 , 5262 , 9503 , 3266 , 5546 , 9309 , 8587 , 1205 , 4394 , 425 , 6669 , 3923 , 213 , 8127 , 336 , 6159 , 8910 , 9806 , 5795 , 1974 , 9178 , 2286 , 7774 , 5028 , 3835 , 7051 , 6068 , 8114 , 90 , 8897 , 9252 , 2808 , 3080 , 9128 , 4995 , 8589 , 1071 , 4517 , 7880 , 107 , 2842 , 2065 , 2572 , 4857 , 9099 , 2879 , 977 , 5803 , 509 , 4831 , 471 , 5843 , 1632 , 2171 , 9305 , 2531 , 7121 , 7577 , 9328 , 667 , 4246 , 2287 , 231 , 2951 , 655 , 2219 , 5987 , 7947 , 7816 , 7818 , 3091 , 9223 , 7616 , 3066 , 5578 , 3678 , 5338 , 7650 , 8197 , 1630 , 492 , 971 , 9672 , 9632 , 5670 , 1054 , 9512 , 129 , 8711 , 8102 </text:p>
          </table:table-cell>
          <table:table-cell table:number-columns-repeated="9"/>
        </table:table-row>
        <table:table-row table:style-name="ro1" table:number-rows-repeated="2">
          <table:table-cell table:number-columns-repeated="10"/>
        </table:table-row>
        <table:table-row table:style-name="ro1">
          <table:table-cell/>
          <table:table-cell office:value-type="string" calcext:value-type="string">
            <text:p>6835us</text:p>
          </table:table-cell>
          <table:table-cell/>
          <table:table-cell office:value-type="string" calcext:value-type="string">
            <text:p>272us</text:p>
          </table:table-cell>
          <table:table-cell/>
          <table:table-cell office:value-type="string" calcext:value-type="string">
            <text:p>4029us</text:p>
          </table:table-cell>
          <table:table-cell/>
          <table:table-cell office:value-type="string" calcext:value-type="string">
            <text:p>2094us</text:p>
          </table:table-cell>
          <table:table-cell/>
          <table:table-cell office:value-type="string" calcext:value-type="string">
            <text:p>208us</text:p>
          </table:table-cell>
        </table:table-row>
        <table:table-row table:style-name="ro1">
          <table:table-cell table:number-columns-repeated="10"/>
        </table:table-row>
        <table:table-row table:style-name="ro1">
          <table:table-cell office:value-type="string" calcext:value-type="string">
            <text:p>130 , 3607 , 1802 , 3669 , 7237 , 9177 , 2883 , 1013 , 4403 , 8604 , 5776 , 7678 , 9845 , 576 , 2582 , 2594 , 6101 , 4666 , 952 , 1986 , 1429 , 5104 , 538 , 1396 , 3924 , 6451 , 3409 , 2216 , 6404 , 1423 , 6978 , 1134 , 5784 , 8830 , 4730 , 4065 , 5808 , 8187 , 8161 , 6126 , 2235 , 6609 , 1638 , 7921 , 4303 , 3512 , 6724 , 5563 , 441 , 3653 , 550 , 4744 , 3998 , 2092 , 7672 , 4593 , 3092 , 8869 , 7118 , 3242 , 2496 , 2082 , 8930 , 7633 , 1913 , 2576 , 9291 , 4565 , 2646 , 4357 , 890 , 8649 , 8111 , 4789 , 4907 , 1764 , 8776 , 2743 , 7031 , 8502 , 5510 , 778 , 1998 , 6859 , 4589 , 7065 , 6680 , 6447 , 9587 , 3443 , 2821 , 5332 , 3353 , 1823 , 8699 , 1050 , 3623 , 4648 , 2833 , 9760 , 6031 , 9742 , 4583 , 8131 , 495 , 5 , 3010 , 7806 , 7029 , 5138 , 1496 , 6194 , 4528 , 1820 , 5962 , 6329 , 2393 , 7771 , 6020 , 3002 , 7860 , 3045 , 7158 , 5250 , 6645 , 140 , 9254 , 364 , 637 , 1786 , 6536 , 6854 , 9186 , 7862 , 258 , 4446 , 5134 , 9005 , 1729 , 1515 , 6638 , 4676 , 3975 , 9492 , 6177 , 3089 , 651 , 7935 , 3905 , 5021 , 975 , 7873 , 3265 , 8457 , 8555 , 9792 , 7280 , 744 , 3513 , 1381 , 8350 , 9946 , 111 , 9323 , 782 , 1520 , 470 , 8936 , 4849 , 6898 , 3109 , 5638 , 2559 , 5078 , 4927 , 455 , 4538 , 6124 , 2399 , 3223 , 241 , 3082 , 2906 , 8038 , 9670 , 9187 , 2127 , 3921 , 2105 , 5027 , 9558 , 2339 , 9290 , 5621 , 2923 , 855 , 8305 , 5274 , 8343 , 9379 , 4938 , 5084 , 6940 , 9175 , 94 , 1493 , 9281 , 141 , 8325 , 2903 , 2471 , 1075 , 3440 , 3625 , 9195 , 7931 , 2959 , 3547 , 5492 , 6116 , 8040 , 8477 , 5380 , 9819 , 331 , 7322 , 432 , 5288 , 3385 , 3559 , 2268 , 7131 , 6508 , 9943 , 9616 , 1896 , 9667 , 4931 , 6266 , 6783 , 1236 , 8773 , 5328 , 5617 , 9168 , 9873 , 9814 , 9206 , 4612 , 6861 , 5816 , 1643 , 789 , 1180 , 2220 , 3527 , 2829 , 3847 , 1645 , 3263 , 3368 , 2705 , 5530 , 8364 , 4434 , 6183 , 4041 , 7491 , 3635 , 4123 , 8763 , 76 , 2620 , 1730 , 5618 , 2063 , 228 , 2488 , 9651 , 1591 , 5392 , 1710 , 623 , 3216 , 8379 , 1756 , 2129 , 1985 , 4405 , 9158 , 6437 , 4992 , 7382 , 1981 , 4227 , 7126 , 1609 , 6571 , 8713 , 8588 , 7396 , 8227 , 993 , 2621 , 7539 , 6630 , 8394 , 2124 , 7773 , 5797 , 8679 , 828 , 5889 , 5345 , 3953 , 7874 , 8663 , 6784 , 1529 , 4258 , 1914 , 8631 , 7522 , 6747 , 4825 , 9180 , 7591 , 4790 , 4519 , 7560 , 4594 , 3448 , 4237 , 1102 , 593 , 1229 , 7814 , 4626 , 8480 , 1549 , 9406 , 7310 , 6889 , 3739 , 836 , 4420 , 6213 , 5072 , 9626 , 7516 , 309 , 5325 , 9535 , 2661 , 2208 , 7604 , 501 , 8300 , 753 , 7425 , 3570 , 9808 , 7907 , 8766 , 5367 , 7896 , 4924 , 4673 , 9976 , 3015 , 7165 , 1286 , 1579 , 5625 , 8635 , 3030 , 3909 , 3372 , 4398 , 337 , 7303 , 4015 , 7147 , 7305 , 6288 , 2850 , 112 , 8793 , 8621 , 2600 , 9729 , 80 , 3085 , 9113 , 8230 , 1001 , 3493 , 8709 , 5354 , 2316 , 3300 , 6823 , 9398 , 996 , 6098 , 2764 , 4338 , 3087 , 3532 , 2055 , 6261 , 174 , 2146 , 9300 , 4344 , 2234 , 3911 , 5794 , 7856 , 2998 , 8393 , 4077 , 6879 , 676 , 4964 , 1464 , 3129 , 6677 , 2680 , 5900 , 7872 , 7864 , 9680 , 5424 , 288 , 4533 , 8896 , 4763 , 5183 , 4550 , 6980 , 5055 , 2825 , 5861 , 4696 , 1776 , 9951 , 2868 , 7222 , 4505 , 7264 , 7919 , 9275 , 7978 , 1468 , 2875 , 7779 , 1544 , 3962 , 6138 , 7003 , 2177 , 7108 , 1218 , 8789 , 2442 , 2811 , 9712 , 6432 , 1768 , 1259 , 9049 , 5613 , 9464 , 9930 , 7472 , 1814 , 210 , 4369 , 6911 , 5312 , 4866 , 3797 , 223 , 9968 , 6518 , 2354 , 9577 , 7296 , 7906 , 9659 , 5499 , 1031 , 7349 , 2987 , 2642 , 9410 , 708 , 915 , 3019 , 8893 , 7204 , 3689 , 6449 , 3928 , 743 , 8628 , 2891 , 7030 , 5297 , 8783 , 4120 , 3362 , 2001 , 8787 , 9246 , 6426 , 5901 , 2723 , 3631 , 7566 , 9076 , 2236 , 7815 , 3920 , 1418 , 3880 , 1196 , 2586 , 2751 , 4524 , 9372 , 8013 , 8795 , 2145 , 8116 , 2836 , 7546 , 7293 , 1740 , 4287 , 5029 , 8052 , 8112 , 9072 , 2330 , 7998 , 9678 , 5181 , 7403 , 785 , 1941 , 750 , 5064 , 3047 , 2563 , 2820 , 9471 , 4930 , 7234 , 7689 , 3571 , 4639 , 272 , 3639 , 1751 , 1200 , 1431 , 7682 , 1131 , 4382 , 240 , 9347 , 1668 , 9373 , 1695 , 6813 , 6799 , 6656 , 3522 , 7612 , 3355 , 2860 , 9992 , 6679 , 868 , 1590 , 8157 , 9834 , 1214 , 3563 , 7952 , 2976 , 7993 , 2248 , 2513 , 3293 , 7176 , 920 , 2246 , 3200 , 43 , 4484 , 7026 , 139 , 3774 , 8272 , 7067 , 9399 , 2995 , 1085 , 8998 , 9141 , 6766 , 6464 , 4545 , 7432 , 582 , 2385 , 715 , 5502 , 1726 , 26 , 5695 , 3055 , 3410 , 8238 , 4358 , 9871 , 2702 , 3869 , 4606 , 7817 , 454 , 5516 , 4685 , 7695 , 7563 , 2273 , 143 , 9969 , 9233 , 4889 , 3643 , 9061 , 9361 , 7639 , 9796 , 9705 , 6516 , 3786 , 9185 , 2291 , 6836 , 5397 , 2187 , 3246 , 7069 , 6363 , 409 , 465 , 208 , 7433 , 5647 , 3013 , 6373 , 3035 , 6061 , 4783 , 4658 , 8565 , 4442 , 1792 , 4138 , 1600 , 7941 , 6350 , 7468 , 6916 , 5099 , 7561 , 3959 , 3645 , 2433 , 5420 , 9907 , 2979 , 1433 , 9145 , 3560 , 7778 , 8029 , 5850 , 4127 , 6012 , 7912 , 863 , 5313 , 9852 , 3862 , 3883 , 9041 , 2977 , 6750 , 8819 , 9868 , 5009 , 1003 , 6800 , 9000 , 1258 , 2985 , 5174 , 6827 , 5921 , 9592 , 1421 , 5355 , 450 , 9247 , 3182 , 1588 , 1426 , 2367 , 6996 , 3257 , 4200 , 8117 , 6151 , 7130 , 1081 , 504 , 2096 , 2275 , 7384 , 9877 , 5485 , 2245 , 7257 , 739 , 5591 , 2598 , 4820 , 5475 , 3486 , 1837 , 7809 , 4134 , 6073 , 3783 , 3828 , 32 , 8643 , 8735 , 3650 , 5707 , 3296 , 2038 , 5423 , 1561 , 9565 , 1449 , 6192 , 7807 , 6476 , 9689 , 4354 , 5715 , 1562 , 6212 , 3424 , 814 , 4336 , 9625 , 9822 , 8613 , 8315 , 1923 , 6626 , 6992 , 794 , 1841 , 8280 , 7831 , 3125 , 6330 , 3487 , 3572 , 716 , 5082 , 2851 , 4366 , 4620 , 9182 , 7735 , 6625 , 2062 , 7536 , 4371 , 2562 , 8166 , 3767 , 3999 , 8404 , 8165 , 8163 , 9580 , 7662 , 4580 , 578 , 400 , 198 , 1576 , 2583 , 311 , 4784 , 5632 , 4168 , 2890 , 683 , 476 , 30 , 4560 , 1945 , 4735 , 7008 , 4566 , 5087 , 184 , 6954 , 128 , 1056 , 3270 , 6141 , 5732 , 3496 , 9575 , 3371 , 4257 , 694 , 6907 , 2189 , 6962 , 168 , 5561 , 7064 , 8347 , 324 , 8208 , 1744 , 2721 , 9034 , 8671 , 780 , 6640 , 5123 , 4514 , 7948 , 7019 , 2039 , 2360 , 2624 , 2300 , 3977 , 2295 , 6209 , 2664 , 9144 , 9147 , 7500 , 5585 , 3889 , 4935 , 5501 , 97 , 6924 , 3760 , 7742 , 1919 , 2902 , 8448 , 7740 , 2381 , 634 , 18 , 2455 , 5684 , 3950 , 7736 , 1340 , 3403 , 6018 , 3918 , 5936 , 6527 , 6547 , 9357 , 7857 , 1289 , 6693 , 1909 , 4543 , 3564 , 8943 , 5862 , 9457 , 2911 , 9278 , 5600 , 6952 , 5426 , 5262 , 9503 , 3266 , 5546 , 9309 , 8587 , 1205 , 4394 , 425 , 6669 , 3923 , 213 , 8127 , 336 , 6159 , 8910 , 9806 , 5795 , 1974 , 9178 , 2286 , 7774 , 5028 , 3835 , 7051 , 6068 , 8114 , 90 , 8897 , 9252 , 2808 , 3080 , 9128 , 4995 , 8589 , 1071 , 4517 , 7880 , 107 , 2842 , 2065 , 2572 , 4857 , 9099 , 2879 , 977 , 5803 , 509 , 4831 , 471 , 5843 , 1632 , 2171 , 9305 , 2531 , 7121 , 7577 , 9328 , 667 , 4246 , 2287 , 231 , 2951 , 655 , 2219 , 5987 , 7947 , 7816 , 7818 , 3091 , 9223 , 7616 , 3066 , 5578 , 3678 , 5338 , 7650 , 8197 , 1630 , 492 , 971 , 9672 , 9632 , 5670 , 1054 , 9512 , 129 , 8711 , 8102</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13006us</text:p>
          </table:table-cell>
          <table:table-cell/>
          <table:table-cell office:value-type="string" calcext:value-type="string">
            <text:p>130us</text:p>
          </table:table-cell>
          <table:table-cell/>
          <table:table-cell office:value-type="string" calcext:value-type="string">
            <text:p>3848us</text:p>
          </table:table-cell>
          <table:table-cell/>
          <table:table-cell office:value-type="string" calcext:value-type="string">
            <text:p>1645us</text:p>
          </table:table-cell>
          <table:table-cell/>
          <table:table-cell office:value-type="string" calcext:value-type="string">
            <text:p>389us</text:p>
          </table:table-cell>
        </table:table-row>
        <table:table-row table:style-name="ro1">
          <table:table-cell table:number-columns-repeated="10"/>
        </table:table-row>
        <table:table-row table:style-name="ro1">
          <table:table-cell office:value-type="string" calcext:value-type="string">
            <text:p>3607 , 1802 , 130 , 3669 , 7237 , 9177 , 2883 , 1013 , 4403 , 8604 , 5776 , 7678 , 9845 , 576 , 2582 , 2594 , 6101 , 4666 , 952 , 1986 , 1429 , 5104 , 538 , 1396 , 3924 , 6451 , 3409 , 2216 , 6404 , 1423 , 6978 , 1134 , 5784 , 8830 , 4730 , 4065 , 5808 , 8187 , 8161 , 6126 , 2235 , 6609 , 1638 , 7921 , 4303 , 3512 , 6724 , 5563 , 441 , 3653 , 550 , 4744 , 3998 , 2092 , 7672 , 4593 , 3092 , 8869 , 7118 , 3242 , 2496 , 2082 , 8930 , 7633 , 1913 , 2576 , 9291 , 4565 , 2646 , 4357 , 890 , 8649 , 8111 , 4789 , 4907 , 1764 , 8776 , 2743 , 7031 , 8502 , 5510 , 778 , 1998 , 6859 , 4589 , 7065 , 6680 , 6447 , 9587 , 3443 , 2821 , 5332 , 3353 , 1823 , 8699 , 1050 , 3623 , 4648 , 2833 , 9760 , 6031 , 9742 , 4583 , 8131 , 495 , 5 , 3010 , 7806 , 7029 , 5138 , 1496 , 6194 , 4528 , 1820 , 5962 , 6329 , 2393 , 7771 , 6020 , 3002 , 7860 , 3045 , 7158 , 5250 , 6645 , 140 , 9254 , 364 , 637 , 1786 , 6536 , 6854 , 9186 , 7862 , 258 , 4446 , 5134 , 9005 , 1729 , 1515 , 6638 , 4676 , 3975 , 9492 , 6177 , 3089 , 651 , 7935 , 3905 , 5021 , 975 , 7873 , 3265 , 8457 , 8555 , 9792 , 7280 , 744 , 3513 , 1381 , 8350 , 9946 , 111 , 9323 , 782 , 1520 , 470 , 8936 , 4849 , 6898 , 3109 , 5638 , 2559 , 5078 , 4927 , 455 , 4538 , 6124 , 2399 , 3223 , 241 , 3082 , 2906 , 8038 , 9670 , 9187 , 2127 , 3921 , 2105 , 5027 , 9558 , 2339 , 9290 , 5621 , 2923 , 855 , 8305 , 5274 , 8343 , 9379 , 4938 , 5084 , 6940 , 9175 , 94 , 1493 , 9281 , 141 , 8325 , 2903 , 2471 , 1075 , 3440 , 3625 , 9195 , 7931 , 2959 , 3547 , 5492 , 6116 , 8040 , 8477 , 5380 , 9819 , 331 , 7322 , 432 , 5288 , 3385 , 3559 , 2268 , 7131 , 6508 , 9943 , 9616 , 1896 , 9667 , 4931 , 6266 , 6783 , 1236 , 8773 , 5328 , 5617 , 9168 , 9873 , 9814 , 9206 , 4612 , 6861 , 5816 , 1643 , 789 , 1180 , 2220 , 3527 , 2829 , 3847 , 1645 , 3263 , 3368 , 2705 , 5530 , 8364 , 4434 , 6183 , 4041 , 7491 , 3635 , 4123 , 8763 , 76 , 2620 , 1730 , 5618 , 2063 , 228 , 2488 , 9651 , 1591 , 5392 , 1710 , 623 , 3216 , 8379 , 1756 , 2129 , 1985 , 4405 , 9158 , 6437 , 4992 , 7382 , 1981 , 4227 , 7126 , 1609 , 6571 , 8713 , 8588 , 7396 , 8227 , 993 , 2621 , 7539 , 6630 , 8394 , 2124 , 7773 , 5797 , 8679 , 828 , 5889 , 5345 , 3953 , 7874 , 8663 , 6784 , 1529 , 4258 , 1914 , 8631 , 7522 , 6747 , 4825 , 9180 , 7591 , 4790 , 4519 , 7560 , 4594 , 3448 , 4237 , 1102 , 593 , 1229 , 7814 , 4626 , 8480 , 1549 , 9406 , 7310 , 6889 , 3739 , 836 , 4420 , 6213 , 5072 , 9626 , 7516 , 309 , 5325 , 9535 , 2661 , 2208 , 7604 , 501 , 8300 , 753 , 7425 , 3570 , 9808 , 7907 , 8766 , 5367 , 7896 , 4924 , 4673 , 9976 , 3015 , 7165 , 1286 , 1579 , 5625 , 8635 , 3030 , 3909 , 3372 , 4398 , 337 , 7303 , 4015 , 7147 , 7305 , 6288 , 2850 , 112 , 8793 , 8621 , 2600 , 9729 , 80 , 3085 , 9113 , 8230 , 1001 , 3493 , 8709 , 5354 , 2316 , 3300 , 6823 , 9398 , 996 , 6098 , 2764 , 4338 , 3087 , 3532 , 2055 , 6261 , 174 , 2146 , 9300 , 4344 , 2234 , 3911 , 5794 , 7856 , 2998 , 8393 , 4077 , 6879 , 676 , 4964 , 1464 , 3129 , 6677 , 2680 , 5900 , 7872 , 7864 , 9680 , 5424 , 288 , 4533 , 8896 , 4763 , 5183 , 4550 , 6980 , 5055 , 2825 , 5861 , 4696 , 1776 , 9951 , 2868 , 7222 , 4505 , 7264 , 7919 , 9275 , 7978 , 1468 , 2875 , 7779 , 1544 , 3962 , 6138 , 7003 , 2177 , 7108 , 1218 , 8789 , 2442 , 2811 , 9712 , 6432 , 1768 , 1259 , 9049 , 5613 , 9464 , 9930 , 7472 , 1814 , 210 , 4369 , 6911 , 5312 , 4866 , 3797 , 223 , 9968 , 6518 , 2354 , 9577 , 7296 , 7906 , 9659 , 5499 , 1031 , 7349 , 2987 , 2642 , 9410 , 708 , 915 , 3019 , 8893 , 7204 , 3689 , 6449 , 3928 , 743 , 8628 , 2891 , 7030 , 5297 , 8783 , 4120 , 3362 , 2001 , 8787 , 9246 , 6426 , 5901 , 2723 , 3631 , 7566 , 9076 , 2236 , 7815 , 3920 , 1418 , 3880 , 1196 , 2586 , 2751 , 4524 , 9372 , 8013 , 8795 , 2145 , 8116 , 2836 , 7546 , 7293 , 1740 , 4287 , 5029 , 8052 , 8112 , 9072 , 2330 , 7998 , 9678 , 5181 , 7403 , 785 , 1941 , 750 , 5064 , 3047 , 2563 , 2820 , 9471 , 4930 , 7234 , 7689 , 3571 , 4639 , 272 , 3639 , 1751 , 1200 , 1431 , 7682 , 1131 , 4382 , 240 , 9347 , 1668 , 9373 , 1695 , 6813 , 6799 , 6656 , 3522 , 7612 , 3355 , 2860 , 9992 , 6679 , 868 , 1590 , 8157 , 9834 , 1214 , 3563 , 7952 , 2976 , 7993 , 2248 , 2513 , 3293 , 7176 , 920 , 2246 , 3200 , 43 , 4484 , 7026 , 139 , 3774 , 8272 , 7067 , 9399 , 2995 , 1085 , 8998 , 9141 , 6766 , 6464 , 4545 , 7432 , 582 , 2385 , 715 , 5502 , 1726 , 26 , 5695 , 3055 , 3410 , 8238 , 4358 , 9871 , 2702 , 3869 , 4606 , 7817 , 454 , 5516 , 4685 , 7695 , 7563 , 2273 , 143 , 9969 , 9233 , 4889 , 3643 , 9061 , 9361 , 7639 , 9796 , 9705 , 6516 , 3786 , 9185 , 2291 , 6836 , 5397 , 2187 , 3246 , 7069 , 6363 , 409 , 465 , 208 , 7433 , 5647 , 3013 , 6373 , 3035 , 6061 , 4783 , 4658 , 8565 , 4442 , 1792 , 4138 , 1600 , 7941 , 6350 , 7468 , 6916 , 5099 , 7561 , 3959 , 3645 , 2433 , 5420 , 9907 , 2979 , 1433 , 9145 , 3560 , 7778 , 8029 , 5850 , 4127 , 6012 , 7912 , 863 , 5313 , 9852 , 3862 , 3883 , 9041 , 2977 , 6750 , 8819 , 9868 , 5009 , 1003 , 6800 , 9000 , 1258 , 2985 , 5174 , 6827 , 5921 , 9592 , 1421 , 5355 , 450 , 9247 , 3182 , 1588 , 1426 , 2367 , 6996 , 3257 , 4200 , 8117 , 6151 , 7130 , 1081 , 504 , 2096 , 2275 , 7384 , 9877 , 5485 , 2245 , 7257 , 739 , 5591 , 2598 , 4820 , 5475 , 3486 , 1837 , 7809 , 4134 , 6073 , 3783 , 3828 , 32 , 8643 , 8735 , 3650 , 5707 , 3296 , 2038 , 5423 , 1561 , 9565 , 1449 , 6192 , 7807 , 6476 , 9689 , 4354 , 5715 , 1562 , 6212 , 3424 , 814 , 4336 , 9625 , 9822 , 8613 , 8315 , 1923 , 6626 , 6992 , 794 , 1841 , 8280 , 7831 , 3125 , 6330 , 3487 , 3572 , 716 , 5082 , 2851 , 4366 , 4620 , 9182 , 7735 , 6625 , 2062 , 7536 , 4371 , 2562 , 8166 , 3767 , 3999 , 8404 , 8165 , 8163 , 9580 , 7662 , 4580 , 578 , 400 , 198 , 1576 , 2583 , 311 , 4784 , 5632 , 4168 , 2890 , 683 , 476 , 30 , 4560 , 1945 , 4735 , 7008 , 4566 , 5087 , 184 , 6954 , 128 , 1056 , 3270 , 6141 , 5732 , 3496 , 9575 , 3371 , 4257 , 694 , 6907 , 2189 , 6962 , 168 , 5561 , 7064 , 8347 , 324 , 8208 , 1744 , 2721 , 9034 , 8671 , 780 , 6640 , 5123 , 4514 , 7948 , 7019 , 2039 , 2360 , 2624 , 2300 , 3977 , 2295 , 6209 , 2664 , 9144 , 9147 , 7500 , 5585 , 3889 , 4935 , 5501 , 97 , 6924 , 3760 , 7742 , 1919 , 2902 , 8448 , 7740 , 2381 , 634 , 18 , 2455 , 5684 , 3950 , 7736 , 1340 , 3403 , 6018 , 3918 , 5936 , 6527 , 6547 , 9357 , 7857 , 1289 , 6693 , 1909 , 4543 , 3564 , 8943 , 5862 , 9457 , 2911 , 9278 , 5600 , 6952 , 5426 , 5262 , 9503 , 3266 , 5546 , 9309 , 8587 , 1205 , 4394 , 425 , 6669 , 3923 , 213 , 8127 , 336 , 6159 , 8910 , 9806 , 5795 , 1974 , 9178 , 2286 , 7774 , 5028 , 3835 , 7051 , 6068 , 8114 , 90 , 8897 , 9252 , 2808 , 3080 , 9128 , 4995 , 8589 , 1071 , 4517 , 7880 , 107 , 2842 , 2065 , 2572 , 4857 , 9099 , 2879 , 977 , 5803 , 509 , 4831 , 471 , 5843 , 1632 , 2171 , 9305 , 2531 , 7121 , 7577 , 9328 , 667 , 4246 , 2287 , 231 , 2951 , 655 , 2219 , 5987 , 7947 , 7816 , 7818 , 3091 , 9223 , 7616 , 3066 , 5578 , 3678 , 5338 , 7650 , 8197 , 1630 , 492 , 971 , 9672 , 9632 , 5670 , 1054 , 9512 , 129 , 8711 , 8102 </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6316us</text:p>
          </table:table-cell>
          <table:table-cell/>
          <table:table-cell office:value-type="string" calcext:value-type="string">
            <text:p>194us</text:p>
          </table:table-cell>
          <table:table-cell/>
          <table:table-cell office:value-type="string" calcext:value-type="string">
            <text:p>2623us</text:p>
          </table:table-cell>
          <table:table-cell/>
          <table:table-cell office:value-type="string" calcext:value-type="string">
            <text:p>3856us</text:p>
          </table:table-cell>
          <table:table-cell/>
          <table:table-cell office:value-type="string" calcext:value-type="string">
            <text:p>715us</text:p>
          </table:table-cell>
        </table:table-row>
        <table:table-row table:style-name="ro1">
          <table:table-cell table:number-columns-repeated="10"/>
        </table:table-row>
        <table:table-row table:style-name="ro1">
          <table:table-cell office:value-type="string" calcext:value-type="string">
            <text:p>1802 , 3607 , 130 , 3669 , 7237 , 9177 , 2883 , 1013 , 4403 , 8604 , 5776 , 7678 , 9845 , 576 , 2582 , 2594 , 6101 , 4666 , 952 , 1986 , 1429 , 5104 , 538 , 1396 , 3924 , 6451 , 3409 , 2216 , 6404 , 1423 , 6978 , 1134 , 5784 , 8830 , 4730 , 4065 , 5808 , 8187 , 8161 , 6126 , 2235 , 6609 , 1638 , 7921 , 4303 , 3512 , 6724 , 5563 , 441 , 3653 , 550 , 4744 , 3998 , 2092 , 7672 , 4593 , 3092 , 8869 , 7118 , 3242 , 2496 , 2082 , 8930 , 7633 , 1913 , 2576 , 9291 , 4565 , 2646 , 4357 , 890 , 8649 , 8111 , 4789 , 4907 , 1764 , 8776 , 2743 , 7031 , 8502 , 5510 , 778 , 1998 , 6859 , 4589 , 7065 , 6680 , 6447 , 9587 , 3443 , 2821 , 5332 , 3353 , 1823 , 8699 , 1050 , 3623 , 4648 , 2833 , 9760 , 6031 , 9742 , 4583 , 8131 , 495 , 5 , 3010 , 7806 , 7029 , 5138 , 1496 , 6194 , 4528 , 1820 , 5962 , 6329 , 2393 , 7771 , 6020 , 3002 , 7860 , 3045 , 7158 , 5250 , 6645 , 140 , 9254 , 364 , 637 , 1786 , 6536 , 6854 , 9186 , 7862 , 258 , 4446 , 5134 , 9005 , 1729 , 1515 , 6638 , 4676 , 3975 , 9492 , 6177 , 3089 , 651 , 7935 , 3905 , 5021 , 975 , 7873 , 3265 , 8457 , 8555 , 9792 , 7280 , 744 , 3513 , 1381 , 8350 , 9946 , 111 , 9323 , 782 , 1520 , 470 , 8936 , 4849 , 6898 , 3109 , 5638 , 2559 , 5078 , 4927 , 455 , 4538 , 6124 , 2399 , 3223 , 241 , 3082 , 2906 , 8038 , 9670 , 9187 , 2127 , 3921 , 2105 , 5027 , 9558 , 2339 , 9290 , 5621 , 2923 , 855 , 8305 , 5274 , 8343 , 9379 , 4938 , 5084 , 6940 , 9175 , 94 , 1493 , 9281 , 141 , 8325 , 2903 , 2471 , 1075 , 3440 , 3625 , 9195 , 7931 , 2959 , 3547 , 5492 , 6116 , 8040 , 8477 , 5380 , 9819 , 331 , 7322 , 432 , 5288 , 3385 , 3559 , 2268 , 7131 , 6508 , 9943 , 9616 , 1896 , 9667 , 4931 , 6266 , 6783 , 1236 , 8773 , 5328 , 5617 , 9168 , 9873 , 9814 , 9206 , 4612 , 6861 , 5816 , 1643 , 789 , 1180 , 2220 , 3527 , 2829 , 3847 , 1645 , 3263 , 3368 , 2705 , 5530 , 8364 , 4434 , 6183 , 4041 , 7491 , 3635 , 4123 , 8763 , 76 , 2620 , 1730 , 5618 , 2063 , 228 , 2488 , 9651 , 1591 , 5392 , 1710 , 623 , 3216 , 8379 , 1756 , 2129 , 1985 , 4405 , 9158 , 6437 , 4992 , 7382 , 1981 , 4227 , 7126 , 1609 , 6571 , 8713 , 8588 , 7396 , 8227 , 993 , 2621 , 7539 , 6630 , 8394 , 2124 , 7773 , 5797 , 8679 , 828 , 5889 , 5345 , 3953 , 7874 , 8663 , 6784 , 1529 , 4258 , 1914 , 8631 , 7522 , 6747 , 4825 , 9180 , 7591 , 4790 , 4519 , 7560 , 4594 , 3448 , 4237 , 1102 , 593 , 1229 , 7814 , 4626 , 8480 , 1549 , 9406 , 7310 , 6889 , 3739 , 836 , 4420 , 6213 , 5072 , 9626 , 7516 , 309 , 5325 , 9535 , 2661 , 2208 , 7604 , 501 , 8300 , 753 , 7425 , 3570 , 9808 , 7907 , 8766 , 5367 , 7896 , 4924 , 4673 , 9976 , 3015 , 7165 , 1286 , 1579 , 5625 , 8635 , 3030 , 3909 , 3372 , 4398 , 337 , 7303 , 4015 , 7147 , 7305 , 6288 , 2850 , 112 , 8793 , 8621 , 2600 , 9729 , 80 , 3085 , 9113 , 8230 , 1001 , 3493 , 8709 , 5354 , 2316 , 3300 , 6823 , 9398 , 996 , 6098 , 2764 , 4338 , 3087 , 3532 , 2055 , 6261 , 174 , 2146 , 9300 , 4344 , 2234 , 3911 , 5794 , 7856 , 2998 , 8393 , 4077 , 6879 , 676 , 4964 , 1464 , 3129 , 6677 , 2680 , 5900 , 7872 , 7864 , 9680 , 5424 , 288 , 4533 , 8896 , 4763 , 5183 , 4550 , 6980 , 5055 , 2825 , 5861 , 4696 , 1776 , 9951 , 2868 , 7222 , 4505 , 7264 , 7919 , 9275 , 7978 , 1468 , 2875 , 7779 , 1544 , 3962 , 6138 , 7003 , 2177 , 7108 , 1218 , 8789 , 2442 , 2811 , 9712 , 6432 , 1768 , 1259 , 9049 , 5613 , 9464 , 9930 , 7472 , 1814 , 210 , 4369 , 6911 , 5312 , 4866 , 3797 , 223 , 9968 , 6518 , 2354 , 9577 , 7296 , 7906 , 9659 , 5499 , 1031 , 7349 , 2987 , 2642 , 9410 , 708 , 915 , 3019 , 8893 , 7204 , 3689 , 6449 , 3928 , 743 , 8628 , 2891 , 7030 , 5297 , 8783 , 4120 , 3362 , 2001 , 8787 , 9246 , 6426 , 5901 , 2723 , 3631 , 7566 , 9076 , 2236 , 7815 , 3920 , 1418 , 3880 , 1196 , 2586 , 2751 , 4524 , 9372 , 8013 , 8795 , 2145 , 8116 , 2836 , 7546 , 7293 , 1740 , 4287 , 5029 , 8052 , 8112 , 9072 , 2330 , 7998 , 9678 , 5181 , 7403 , 785 , 1941 , 750 , 5064 , 3047 , 2563 , 2820 , 9471 , 4930 , 7234 , 7689 , 3571 , 4639 , 272 , 3639 , 1751 , 1200 , 1431 , 7682 , 1131 , 4382 , 240 , 9347 , 1668 , 9373 , 1695 , 6813 , 6799 , 6656 , 3522 , 7612 , 3355 , 2860 , 9992 , 6679 , 868 , 1590 , 8157 , 9834 , 1214 , 3563 , 7952 , 2976 , 7993 , 2248 , 2513 , 3293 , 7176 , 920 , 2246 , 3200 , 43 , 4484 , 7026 , 139 , 3774 , 8272 , 7067 , 9399 , 2995 , 1085 , 8998 , 9141 , 6766 , 6464 , 4545 , 7432 , 582 , 2385 , 715 , 5502 , 1726 , 26 , 5695 , 3055 , 3410 , 8238 , 4358 , 9871 , 2702 , 3869 , 4606 , 7817 , 454 , 5516 , 4685 , 7695 , 7563 , 2273 , 143 , 9969 , 9233 , 4889 , 3643 , 9061 , 9361 , 7639 , 9796 , 9705 , 6516 , 3786 , 9185 , 2291 , 6836 , 5397 , 2187 , 3246 , 7069 , 6363 , 409 , 465 , 208 , 7433 , 5647 , 3013 , 6373 , 3035 , 6061 , 4783 , 4658 , 8565 , 4442 , 1792 , 4138 , 1600 , 7941 , 6350 , 7468 , 6916 , 5099 , 7561 , 3959 , 3645 , 2433 , 5420 , 9907 , 2979 , 1433 , 9145 , 3560 , 7778 , 8029 , 5850 , 4127 , 6012 , 7912 , 863 , 5313 , 9852 , 3862 , 3883 , 9041 , 2977 , 6750 , 8819 , 9868 , 5009 , 1003 , 6800 , 9000 , 1258 , 2985 , 5174 , 6827 , 5921 , 9592 , 1421 , 5355 , 450 , 9247 , 3182 , 1588 , 1426 , 2367 , 6996 , 3257 , 4200 , 8117 , 6151 , 7130 , 1081 , 504 , 2096 , 2275 , 7384 , 9877 , 5485 , 2245 , 7257 , 739 , 5591 , 2598 , 4820 , 5475 , 3486 , 1837 , 7809 , 4134 , 6073 , 3783 , 3828 , 32 , 8643 , 8735 , 3650 , 5707 , 3296 , 2038 , 5423 , 1561 , 9565 , 1449 , 6192 , 7807 , 6476 , 9689 , 4354 , 5715 , 1562 , 6212 , 3424 , 814 , 4336 , 9625 , 9822 , 8613 , 8315 , 1923 , 6626 , 6992 , 794 , 1841 , 8280 , 7831 , 3125 , 6330 , 3487 , 3572 , 716 , 5082 , 2851 , 4366 , 4620 , 9182 , 7735 , 6625 , 2062 , 7536 , 4371 , 2562 , 8166 , 3767 , 3999 , 8404 , 8165 , 8163 , 9580 , 7662 , 4580 , 578 , 400 , 198 , 1576 , 2583 , 311 , 4784 , 5632 , 4168 , 2890 , 683 , 476 , 30 , 4560 , 1945 , 4735 , 7008 , 4566 , 5087 , 184 , 6954 , 128 , 1056 , 3270 , 6141 , 5732 , 3496 , 9575 , 3371 , 4257 , 694 , 6907 , 2189 , 6962 , 168 , 5561 , 7064 , 8347 , 324 , 8208 , 1744 , 2721 , 9034 , 8671 , 780 , 6640 , 5123 , 4514 , 7948 , 7019 , 2039 , 2360 , 2624 , 2300 , 3977 , 2295 , 6209 , 2664 , 9144 , 9147 , 7500 , 5585 , 3889 , 4935 , 5501 , 97 , 6924 , 3760 , 7742 , 1919 , 2902 , 8448 , 7740 , 2381 , 634 , 18 , 2455 , 5684 , 3950 , 7736 , 1340 , 3403 , 6018 , 3918 , 5936 , 6527 , 6547 , 9357 , 7857 , 1289 , 6693 , 1909 , 4543 , 3564 , 8943 , 5862 , 9457 , 2911 , 9278 , 5600 , 6952 , 5426 , 5262 , 9503 , 3266 , 5546 , 9309 , 8587 , 1205 , 4394 , 425 , 6669 , 3923 , 213 , 8127 , 336 , 6159 , 8910 , 9806 , 5795 , 1974 , 9178 , 2286 , 7774 , 5028 , 3835 , 7051 , 6068 , 8114 , 90 , 8897 , 9252 , 2808 , 3080 , 9128 , 4995 , 8589 , 1071 , 4517 , 7880 , 107 , 2842 , 2065 , 2572 , 4857 , 9099 , 2879 , 977 , 5803 , 509 , 4831 , 471 , 5843 , 1632 , 2171 , 9305 , 2531 , 7121 , 7577 , 9328 , 667 , 4246 , 2287 , 231 , 2951 , 655 , 2219 , 5987 , 7947 , 7816 , 7818 , 3091 , 9223 , 7616 , 3066 , 5578 , 3678 , 5338 , 7650 , 8197 , 1630 , 492 , 971 , 9672 , 9632 , 5670 , 1054 , 9512 , 129 , 8711 , 8102</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12196us</text:p>
          </table:table-cell>
          <table:table-cell/>
          <table:table-cell office:value-type="string" calcext:value-type="string">
            <text:p>329us</text:p>
          </table:table-cell>
          <table:table-cell/>
          <table:table-cell office:value-type="string" calcext:value-type="string">
            <text:p>1776us</text:p>
          </table:table-cell>
          <table:table-cell/>
          <table:table-cell office:value-type="string" calcext:value-type="string">
            <text:p>1079us</text:p>
          </table:table-cell>
          <table:table-cell/>
          <table:table-cell office:value-type="string" calcext:value-type="string">
            <text:p>262us</text:p>
          </table:table-cell>
        </table:table-row>
        <table:table-row table:style-name="ro1">
          <table:table-cell table:number-columns-repeated="10"/>
        </table:table-row>
        <table:table-row table:style-name="ro1">
          <table:table-cell office:value-type="string" calcext:value-type="string">
            <text:p>130 , 3669 , 1802 , 3607 , 7237 , 9177 , 2883 , 1013 , 4403 , 8604 , 5776 , 7678 , 9845 , 576 , 2582 , 2594 , 6101 , 4666 , 952 , 1986 , 1429 , 5104 , 538 , 1396 , 3924 , 6451 , 3409 , 2216 , 6404 , 1423 , 6978 , 1134 , 5784 , 8830 , 4730 , 4065 , 5808 , 8187 , 8161 , 6126 , 2235 , 6609 , 1638 , 7921 , 4303 , 3512 , 6724 , 5563 , 441 , 3653 , 550 , 4744 , 3998 , 2092 , 7672 , 4593 , 3092 , 8869 , 7118 , 3242 , 2496 , 2082 , 8930 , 7633 , 1913 , 2576 , 9291 , 4565 , 2646 , 4357 , 890 , 8649 , 8111 , 4789 , 4907 , 1764 , 8776 , 2743 , 7031 , 8502 , 5510 , 778 , 1998 , 6859 , 4589 , 7065 , 6680 , 6447 , 9587 , 3443 , 2821 , 5332 , 3353 , 1823 , 8699 , 1050 , 3623 , 4648 , 2833 , 9760 , 6031 , 9742 , 4583 , 8131 , 495 , 5 , 3010 , 7806 , 7029 , 5138 , 1496 , 6194 , 4528 , 1820 , 5962 , 6329 , 2393 , 7771 , 6020 , 3002 , 7860 , 3045 , 7158 , 5250 , 6645 , 140 , 9254 , 364 , 637 , 1786 , 6536 , 6854 , 9186 , 7862 , 258 , 4446 , 5134 , 9005 , 1729 , 1515 , 6638 , 4676 , 3975 , 9492 , 6177 , 3089 , 651 , 7935 , 3905 , 5021 , 975 , 7873 , 3265 , 8457 , 8555 , 9792 , 7280 , 744 , 3513 , 1381 , 8350 , 9946 , 111 , 9323 , 782 , 1520 , 470 , 8936 , 4849 , 6898 , 3109 , 5638 , 2559 , 5078 , 4927 , 455 , 4538 , 6124 , 2399 , 3223 , 241 , 3082 , 2906 , 8038 , 9670 , 9187 , 2127 , 3921 , 2105 , 5027 , 9558 , 2339 , 9290 , 5621 , 2923 , 855 , 8305 , 5274 , 8343 , 9379 , 4938 , 5084 , 6940 , 9175 , 94 , 1493 , 9281 , 141 , 8325 , 2903 , 2471 , 1075 , 3440 , 3625 , 9195 , 7931 , 2959 , 3547 , 5492 , 6116 , 8040 , 8477 , 5380 , 9819 , 331 , 7322 , 432 , 5288 , 3385 , 3559 , 2268 , 7131 , 6508 , 9943 , 9616 , 1896 , 9667 , 4931 , 6266 , 6783 , 1236 , 8773 , 5328 , 5617 , 9168 , 9873 , 9814 , 9206 , 4612 , 6861 , 5816 , 1643 , 789 , 1180 , 2220 , 3527 , 2829 , 3847 , 1645 , 3263 , 3368 , 2705 , 5530 , 8364 , 4434 , 6183 , 4041 , 7491 , 3635 , 4123 , 8763 , 76 , 2620 , 1730 , 5618 , 2063 , 228 , 2488 , 9651 , 1591 , 5392 , 1710 , 623 , 3216 , 8379 , 1756 , 2129 , 1985 , 4405 , 9158 , 6437 , 4992 , 7382 , 1981 , 4227 , 7126 , 1609 , 6571 , 8713 , 8588 , 7396 , 8227 , 993 , 2621 , 7539 , 6630 , 8394 , 2124 , 7773 , 5797 , 8679 , 828 , 5889 , 5345 , 3953 , 7874 , 8663 , 6784 , 1529 , 4258 , 1914 , 8631 , 7522 , 6747 , 4825 , 9180 , 7591 , 4790 , 4519 , 7560 , 4594 , 3448 , 4237 , 1102 , 593 , 1229 , 7814 , 4626 , 8480 , 1549 , 9406 , 7310 , 6889 , 3739 , 836 , 4420 , 6213 , 5072 , 9626 , 7516 , 309 , 5325 , 9535 , 2661 , 2208 , 7604 , 501 , 8300 , 753 , 7425 , 3570 , 9808 , 7907 , 8766 , 5367 , 7896 , 4924 , 4673 , 9976 , 3015 , 7165 , 1286 , 1579 , 5625 , 8635 , 3030 , 3909 , 3372 , 4398 , 337 , 7303 , 4015 , 7147 , 7305 , 6288 , 2850 , 112 , 8793 , 8621 , 2600 , 9729 , 80 , 3085 , 9113 , 8230 , 1001 , 3493 , 8709 , 5354 , 2316 , 3300 , 6823 , 9398 , 996 , 6098 , 2764 , 4338 , 3087 , 3532 , 2055 , 6261 , 174 , 2146 , 9300 , 4344 , 2234 , 3911 , 5794 , 7856 , 2998 , 8393 , 4077 , 6879 , 676 , 4964 , 1464 , 3129 , 6677 , 2680 , 5900 , 7872 , 7864 , 9680 , 5424 , 288 , 4533 , 8896 , 4763 , 5183 , 4550 , 6980 , 5055 , 2825 , 5861 , 4696 , 1776 , 9951 , 2868 , 7222 , 4505 , 7264 , 7919 , 9275 , 7978 , 1468 , 2875 , 7779 , 1544 , 3962 , 6138 , 7003 , 2177 , 7108 , 1218 , 8789 , 2442 , 2811 , 9712 , 6432 , 1768 , 1259 , 9049 , 5613 , 9464 , 9930 , 7472 , 1814 , 210 , 4369 , 6911 , 5312 , 4866 , 3797 , 223 , 9968 , 6518 , 2354 , 9577 , 7296 , 7906 , 9659 , 5499 , 1031 , 7349 , 2987 , 2642 , 9410 , 708 , 915 , 3019 , 8893 , 7204 , 3689 , 6449 , 3928 , 743 , 8628 , 2891 , 7030 , 5297 , 8783 , 4120 , 3362 , 2001 , 8787 , 9246 , 6426 , 5901 , 2723 , 3631 , 7566 , 9076 , 2236 , 7815 , 3920 , 1418 , 3880 , 1196 , 2586 , 2751 , 4524 , 9372 , 8013 , 8795 , 2145 , 8116 , 2836 , 7546 , 7293 , 1740 , 4287 , 5029 , 8052 , 8112 , 9072 , 2330 , 7998 , 9678 , 5181 , 7403 , 785 , 1941 , 750 , 5064 , 3047 , 2563 , 2820 , 9471 , 4930 , 7234 , 7689 , 3571 , 4639 , 272 , 3639 , 1751 , 1200 , 1431 , 7682 , 1131 , 4382 , 240 , 9347 , 1668 , 9373 , 1695 , 6813 , 6799 , 6656 , 3522 , 7612 , 3355 , 2860 , 9992 , 6679 , 868 , 1590 , 8157 , 9834 , 1214 , 3563 , 7952 , 2976 , 7993 , 2248 , 2513 , 3293 , 7176 , 920 , 2246 , 3200 , 43 , 4484 , 7026 , 139 , 3774 , 8272 , 7067 , 9399 , 2995 , 1085 , 8998 , 9141 , 6766 , 6464 , 4545 , 7432 , 582 , 2385 , 715 , 5502 , 1726 , 26 , 5695 , 3055 , 3410 , 8238 , 4358 , 9871 , 2702 , 3869 , 4606 , 7817 , 454 , 5516 , 4685 , 7695 , 7563 , 2273 , 143 , 9969 , 9233 , 4889 , 3643 , 9061 , 9361 , 7639 , 9796 , 9705 , 6516 , 3786 , 9185 , 2291 , 6836 , 5397 , 2187 , 3246 , 7069 , 6363 , 409 , 465 , 208 , 7433 , 5647 , 3013 , 6373 , 3035 , 6061 , 4783 , 4658 , 8565 , 4442 , 1792 , 4138 , 1600 , 7941 , 6350 , 7468 , 6916 , 5099 , 7561 , 3959 , 3645 , 2433 , 5420 , 9907 , 2979 , 1433 , 9145 , 3560 , 7778 , 8029 , 5850 , 4127 , 6012 , 7912 , 863 , 5313 , 9852 , 3862 , 3883 , 9041 , 2977 , 6750 , 8819 , 9868 , 5009 , 1003 , 6800 , 9000 , 1258 , 2985 , 5174 , 6827 , 5921 , 9592 , 1421 , 5355 , 450 , 9247 , 3182 , 1588 , 1426 , 2367 , 6996 , 3257 , 4200 , 8117 , 6151 , 7130 , 1081 , 504 , 2096 , 2275 , 7384 , 9877 , 5485 , 2245 , 7257 , 739 , 5591 , 2598 , 4820 , 5475 , 3486 , 1837 , 7809 , 4134 , 6073 , 3783 , 3828 , 32 , 8643 , 8735 , 3650 , 5707 , 3296 , 2038 , 5423 , 1561 , 9565 , 1449 , 6192 , 7807 , 6476 , 9689 , 4354 , 5715 , 1562 , 6212 , 3424 , 814 , 4336 , 9625 , 9822 , 8613 , 8315 , 1923 , 6626 , 6992 , 794 , 1841 , 8280 , 7831 , 3125 , 6330 , 3487 , 3572 , 716 , 5082 , 2851 , 4366 , 4620 , 9182 , 7735 , 6625 , 2062 , 7536 , 4371 , 2562 , 8166 , 3767 , 3999 , 8404 , 8165 , 8163 , 9580 , 7662 , 4580 , 578 , 400 , 198 , 1576 , 2583 , 311 , 4784 , 5632 , 4168 , 2890 , 683 , 476 , 30 , 4560 , 1945 , 4735 , 7008 , 4566 , 5087 , 184 , 6954 , 128 , 1056 , 3270 , 6141 , 5732 , 3496 , 9575 , 3371 , 4257 , 694 , 6907 , 2189 , 6962 , 168 , 5561 , 7064 , 8347 , 324 , 8208 , 1744 , 2721 , 9034 , 8671 , 780 , 6640 , 5123 , 4514 , 7948 , 7019 , 2039 , 2360 , 2624 , 2300 , 3977 , 2295 , 6209 , 2664 , 9144 , 9147 , 7500 , 5585 , 3889 , 4935 , 5501 , 97 , 6924 , 3760 , 7742 , 1919 , 2902 , 8448 , 7740 , 2381 , 634 , 18 , 2455 , 5684 , 3950 , 7736 , 1340 , 3403 , 6018 , 3918 , 5936 , 6527 , 6547 , 9357 , 7857 , 1289 , 6693 , 1909 , 4543 , 3564 , 8943 , 5862 , 9457 , 2911 , 9278 , 5600 , 6952 , 5426 , 5262 , 9503 , 3266 , 5546 , 9309 , 8587 , 1205 , 4394 , 425 , 6669 , 3923 , 213 , 8127 , 336 , 6159 , 8910 , 9806 , 5795 , 1974 , 9178 , 2286 , 7774 , 5028 , 3835 , 7051 , 6068 , 8114 , 90 , 8897 , 9252 , 2808 , 3080 , 9128 , 4995 , 8589 , 1071 , 4517 , 7880 , 107 , 2842 , 2065 , 2572 , 4857 , 9099 , 2879 , 977 , 5803 , 509 , 4831 , 471 , 5843 , 1632 , 2171 , 9305 , 2531 , 7121 , 7577 , 9328 , 667 , 4246 , 2287 , 231 , 2951 , 655 , 2219 , 5987 , 7947 , 7816 , 7818 , 3091 , 9223 , 7616 , 3066 , 5578 , 3678 , 5338 , 7650 , 8197 , 1630 , 492 , 971 , 9672 , 9632 , 5670 , 1054 , 9512 , 129 , 8711 , 8102</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6332us</text:p>
          </table:table-cell>
          <table:table-cell/>
          <table:table-cell office:value-type="string" calcext:value-type="string">
            <text:p>304us</text:p>
          </table:table-cell>
          <table:table-cell/>
          <table:table-cell office:value-type="string" calcext:value-type="string">
            <text:p>1750us</text:p>
          </table:table-cell>
          <table:table-cell/>
          <table:table-cell office:value-type="string" calcext:value-type="string">
            <text:p>1101us</text:p>
          </table:table-cell>
          <table:table-cell/>
          <table:table-cell office:value-type="string" calcext:value-type="string">
            <text:p>267us</text:p>
          </table:table-cell>
        </table:table-row>
        <table:table-row table:style-name="ro1">
          <table:table-cell table:number-columns-repeated="10"/>
        </table:table-row>
        <table:table-row table:style-name="ro1">
          <table:table-cell office:value-type="string" calcext:value-type="string">
            <text:p>9992, 9976, 9969, 9968, 9951, 9946, 9943, 9930, 9907, 9877, 9873, 9871, 9868, 9852, 9845, 9834, 9822, 9819, 9814, 9808, 9806, 9796, 9792, 9760, 9742, 9729, 9712, 9705, 9689, 9680, 9678, 9672, 9670, 9667, 9659, 9651, 9632, 9626, 9625, 9616, 9592, 9587, 9580, 9577, 9575, 9565, 9558, 9535, 9512, 9503, 9492, 9471, 9464, 9457, 9410, 9406, 9399, 9398, 9379, 9373, 9372, 9361, 9357, 9347, 9328, 9323, 9309, 9305, 9300, 9291, 9290, 9281, 9278, 9275, 9254, 9252, 9247, 9246, 9233, 9223, 9206, 9195, 9187, 9186, 9185, 9182, 9180, 9178, 9177, 9175, 9168, 9158, 9147, 9145, 9144, 9141, 9128, 9113, 9099, 9076, 9072, 9061, 9049, 9041, 9034, 9005, 9000, 8998, 8943, 8936, 8930, 8910, 8897, 8896, 8893, 8869, 8830, 8819, 8795, 8793, 8789, 8787, 8783, 8776, 8773, 8766, 8763, 8735, 8713, 8711, 8709, 8699, 8679, 8671, 8663, 8649, 8643, 8635, 8631, 8628, 8621, 8613, 8604, 8589, 8588, 8587, 8565, 8555, 8502, 8480, 8477, 8457, 8448, 8404, 8394, 8393, 8379, 8364, 8350, 8347, 8343, 8325, 8315, 8305, 8300, 8280, 8272, 8238, 8230, 8227, 8208, 8197, 8187, 8166, 8165, 8163, 8161, 8157, 8131, 8127, 8117, 8116, 8114, 8112, 8111, 8102, 8052, 8040, 8038, 8029, 8013, 7998, 7993, 7978, 7952, 7948, 7947, 7941, 7935, 7931, 7921, 7919, 7912, 7907, 7906, 7896, 7880, 7874, 7873, 7872, 7864, 7862, 7860, 7857, 7856, 7831, 7818, 7817, 7816, 7815, 7814, 7809, 7807, 7806, 7779, 7778, 7774, 7773, 7771, 7742, 7740, 7736, 7735, 7695, 7689, 7682, 7678, 7672, 7662, 7650, 7639, 7633, 7616, 7612, 7604, 7591, 7577, 7566, 7563, 7561, 7560, 7546, 7539, 7536, 7522, 7516, 7500, 7491, 7472, 7468, 7433, 7432, 7425, 7403, 7396, 7384, 7382, 7349, 7322, 7310, 7305, 7303, 7296, 7293, 7280, 7264, 7257, 7237, 7234, 7222, 7204, 7176, 7165, 7158, 7147, 7131, 7130, 7126, 7121, 7118, 7108, 7069, 7067, 7065, 7064, 7051, 7031, 7030, 7029, 7026, 7019, 7008, 7003, 6996, 6992, 6980, 6978, 6962, 6954, 6952, 6940, 6924, 6916, 6911, 6907, 6898, 6889, 6879, 6861, 6859, 6854, 6836, 6827, 6823, 6813, 6800, 6799, 6784, 6783, 6766, 6750, 6747, 6724, 6693, 6680, 6679, 6677, 6669, 6656, 6645, 6640, 6638, 6630, 6626, 6625, 6609, 6571, 6547, 6536, 6527, 6518, 6516, 6508, 6476, 6464, 6451, 6449, 6447, 6437, 6432, 6426, 6404, 6373, 6363, 6350, 6330, 6329, 6288, 6266, 6261, 6213, 6212, 6209, 6194, 6192, 6183, 6177, 6159, 6151, 6141, 6138, 6126, 6124, 6116, 6101, 6098, 6073, 6068, 6061, 6031, 6020, 6018, 6012, 5987, 5962, 5936, 5921, 5901, 5900, 5889, 5862, 5861, 5850, 5843, 5816, 5808, 5803, 5797, 5795, 5794, 5784, 5776, 5732, 5715, 5707, 5695, 5684, 5670, 5647, 5638, 5632, 5625, 5621, 5618, 5617, 5613, 5600, 5591, 5585, 5578, 5563, 5561, 5546, 5530, 5516, 5510, 5502, 5501, 5499, 5492, 5485, 5475, 5426, 5424, 5423, 5420, 5397, 5392, 5380, 5367, 5355, 5354, 5345, 5338, 5332, 5328, 5325, 5313, 5312, 5297, 5288, 5274, 5262, 5250, 5183, 5181, 5174, 5138, 5134, 5123, 5104, 5099, 5087, 5084, 5082, 5078, 5072, 5064, 5055, 5029, 5028, 5027, 5021, 5009, 4995, 4992, 4964, 4938, 4935, 4931, 4930, 4927, 4924, 4907, 4889, 4866, 4857, 4849, 4831, 4825, 4820, 4790, 4789, 4784, 4783, 4763, 4744, 4735, 4730, 4696, 4685, 4676, 4673, 4666, 4658, 4648, 4639, 4626, 4620, 4612, 4606, 4594, 4593, 4589, 4583, 4580, 4566, 4565, 4560, 4550, 4545, 4543, 4538, 4533, 4528, 4524, 4519, 4517, 4514, 4505, 4484, 4446, 4442, 4434, 4420, 4405, 4403, 4398, 4394, 4382, 4371, 4369, 4366, 4358, 4357, 4354, 4344, 4338, 4336, 4303, 4287, 4258, 4257, 4246, 4237, 4227, 4200, 4168, 4138, 4134, 4127, 4123, 4120, 4077, 4065, 4041, 4015, 3999, 3998, 3977, 3975, 3962, 3959, 3953, 3950, 3928, 3924, 3923, 3921, 3920, 3918, 3911, 3909, 3905, 3889, 3883, 3880, 3869, 3862, 3847, 3835, 3828, 3797, 3786, 3783, 3774, 3767, 3760, 3739, 3689, 3678, 3669, 3653, 3650, 3645, 3643, 3639, 3635, 3631, 3625, 3623, 3607, 3572, 3571, 3570, 3564, 3563, 3560, 3559, 3547, 3532, 3527, 3522, 3513, 3512, 3496, 3493, 3487, 3486, 3448, 3443, 3440, 3424, 3410, 3409, 3403, 3385, 3372, 3371, 3368, 3362, 3355, 3353, 3300, 3296, 3293, 3270, 3266, 3265, 3263, 3257, 3246, 3242, 3223, 3216, 3200, 3182, 3129, 3125, 3109, 3092, 3091, 3089, 3087, 3085, 3082, 3080, 3066, 3055, 3047, 3045, 3035, 3030, 3019, 3015, 3013, 3010, 3002, 2998, 2995, 2987, 2985, 2979, 2977, 2976, 2959, 2951, 2923, 2911, 2906, 2903, 2902, 2891, 2890, 2883, 2879, 2875, 2868, 2860, 2851, 2850, 2842, 2836, 2833, 2829, 2825, 2821, 2820, 2811, 2808, 2764, 2751, 2743, 2723, 2721, 2705, 2702, 2680, 2664, 2661, 2646, 2642, 2624, 2621, 2620, 2600, 2598, 2594, 2586, 2583, 2582, 2576, 2572, 2563, 2562, 2559, 2531, 2513, 2496, 2488, 2471, 2455, 2442, 2433, 2399, 2393, 2385, 2381, 2367, 2360, 2354, 2339, 2330, 2316, 2300, 2295, 2291, 2287, 2286, 2275, 2273, 2268, 2248, 2246, 2245, 2236, 2235, 2234, 2220, 2219, 2216, 2208, 2189, 2187, 2177, 2171, 2146, 2145, 2129, 2127, 2124, 2105, 2096, 2092, 2082, 2065, 2063, 2062, 2055, 2039, 2038, 2001, 1998, 1986, 1985, 1981, 1974, 1945, 1941, 1923, 1919, 1914, 1913, 1909, 1896, 1841, 1837, 1823, 1820, 1814, 1802, 1792, 1786, 1776, 1768, 1764, 1756, 1751, 1744, 1740, 1730, 1729, 1726, 1710, 1695, 1668, 1645, 1643, 1638, 1632, 1630, 1609, 1600, 1591, 1590, 1588, 1579, 1576, 1562, 1561, 1549, 1544, 1529, 1520, 1515, 1496, 1493, 1468, 1464, 1449, 1433, 1431, 1429, 1426, 1423, 1421, 1418, 1396, 1381, 1340, 1289, 1286, 1259, 1258, 1236, 1229, 1218, 1214, 1205, 1200, 1196, 1180, 1134, 1131, 1102, 1085, 1081, 1075, 1071, 1056, 1054, 1050, 1031, 1013, 1003, 1001, 996, 993, 977, 975, 971, 952, 920, 915, 890, 868, 863, 855, 836, 828, 814, 794, 789, 785, 782, 780, 778, 753, 750, 744, 743, 739, 716, 715, 708, 694, 683, 676, 667, 655, 651, 637, 634, 623, 593, 582, 578, 576, 550, 538, 509, 504, 501, 495, 492, 476, 471, 470, 465, 455, 454, 450, 441, 432, 425, 409, 400, 364, 337, 336, 331, 324, 311, 309, 288, 272, 258, 241, 240, 231, 228, 223, 213, 210, 208, 198, 184, 174, 168, 143, 141, 140, 139, 130, 129, 128, 112, 111, 107, 97, 94, 90, 80, 76, 43, 32, 30, 26, 18, 5]</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11928us</text:p>
          </table:table-cell>
          <table:table-cell/>
          <table:table-cell office:value-type="string" calcext:value-type="string">
            <text:p>6688us</text:p>
          </table:table-cell>
          <table:table-cell/>
          <table:table-cell office:value-type="string" calcext:value-type="string">
            <text:p>2866us</text:p>
          </table:table-cell>
          <table:table-cell/>
          <table:table-cell office:value-type="string" calcext:value-type="string">
            <text:p>3842us</text:p>
          </table:table-cell>
          <table:table-cell/>
          <table:table-cell office:value-type="string" calcext:value-type="string">
            <text:p>308us</text:p>
          </table:table-cell>
        </table:table-row>
        <table:table-row table:style-name="ro1">
          <table:table-cell table:number-columns-repeated="10"/>
        </table:table-row>
        <table:table-row table:style-name="ro1">
          <table:table-cell office:value-type="string" calcext:value-type="string">
            <text:p><text:s/>5 ,18 ,26 ,30 ,32 ,43 ,76 ,80 ,90 ,94 ,97 ,107 ,111 ,112 ,128 ,129 ,130 ,139 ,140 ,141 ,143 ,168 ,174 ,184 ,198 ,208 ,210 ,213 ,223 ,228 ,231 ,240 ,241 ,258 ,272 ,288 ,309 ,311 ,324 ,331 ,336 ,337 ,364 ,400 ,409 ,425 ,432 ,441 ,450 ,454 ,455 ,465 ,470 ,471 ,476 ,492 ,495 ,501 ,504 ,509 ,538 ,550 ,576 ,578 ,582 ,593 ,623 ,634 ,637 ,651 ,655 ,667 ,676 ,683 ,694 ,708 ,715 ,716 ,739 ,743 ,744 ,750 ,753 ,778 ,780 ,782 ,785 ,789 ,794 ,814 ,828 ,836 ,855 ,863 ,868 ,890 ,915 ,920 ,952 ,971 ,975 ,977 ,993 ,996 ,1001 ,1003 ,1013 ,1031 ,1050 ,1054 ,1056 ,1071 ,1075 ,1081 ,1085 ,1102 ,1131 ,1134 ,1180 ,1196 ,1200 ,1205 ,1214 ,1218 ,1229 ,1236 ,1258 ,1259 ,1286 ,1289 ,1340 ,1381 ,1396 ,1418 ,1421 ,1423 ,1426 ,1429 ,1431 ,1433 ,1449 ,1464 ,1468 ,1493 ,1496 ,1515 ,1520 ,1529 ,1544 ,1549 ,1561 ,1562 ,1576 ,1579 ,1588 ,1590 ,1591 ,1600 ,1609 ,1630 ,1632 ,1638 ,1643 ,1645 ,1668 ,1695 ,1710 ,1726 ,1729 ,1730 ,1740 ,1744 ,1751 ,1756 ,1764 ,1768 ,1776 ,1786 ,1792 ,1802 ,1814 ,1820 ,1823 ,1837 ,1841 ,1896 ,1909 ,1913 ,1914 ,1919 ,1923 ,1941 ,1945 ,1974 ,1981 ,1985 ,1986 ,1998 ,2001 ,2038 ,2039 ,2055 ,2062 ,2063 ,2065 ,2082 ,2092 ,2096 ,2105 ,2124 ,2127 ,2129 ,2145 ,2146 ,2171 ,2177 ,2187 ,2189 ,2208 ,2216 ,2219 ,2220 ,2234 ,2235 ,2236 ,2245 ,2246 ,2248 ,2268 ,2273 ,2275 ,2286 ,2287 ,2291 ,2295 ,2300 ,2316 ,2330 ,2339 ,2354 ,2360 ,2367 ,2381 ,2385 ,2393 ,2399 ,2433 ,2442 ,2455 ,2471 ,2488 ,2496 ,2513 ,2531 ,2559 ,2562 ,2563 ,2572 ,2576 ,2582 ,2583 ,2586 ,2594 ,2598 ,2600 ,2620 ,2621 ,2624 ,2642 ,2646 ,2661 ,2664 ,2680 ,2702 ,2705 ,2721 ,2723 ,2743 ,2751 ,2764 ,2808 ,2811 ,2820 ,2821 ,2825 ,2829 ,2833 ,2836 ,2842 ,2850 ,2851 ,2860 ,2868 ,2875 ,2879 ,2883 ,2890 ,2891 ,2902 ,2903 ,2906 ,2911 ,2923 ,2951 ,2959 ,2976 ,2977 ,2979 ,2985 ,2987 ,2995 ,2998 ,3002 ,3010 ,3013 ,3015 ,3019 ,3030 ,3035 ,3045 ,3047 ,3055 ,3066 ,3080 ,3082 ,3085 ,3087 ,3089 ,3091 ,3092 ,3109 ,3125 ,3129 ,3182 ,3200 ,3216 ,3223 ,3242 ,3246 ,3257 ,3263 ,3265 ,3266 ,3270 ,3293 ,3296 ,3300 ,3353 ,3355 ,3362 ,3368 ,3371 ,3372 ,3385 ,3403 ,3409 ,3410 ,3424 ,3440 ,3443 ,3448 ,3486 ,3487 ,3493 ,3496 ,3512 ,3513 ,3522 ,3527 ,3532 ,3547 ,3559 ,3560 ,3563 ,3564 ,3570 ,3571 ,3572 ,3607 ,3623 ,3625 ,3631 ,3635 ,3639 ,3643 ,3645 ,3650 ,3653 ,3669 ,3678 ,3689 ,3739 ,3760 ,3767 ,3774 ,3783 ,3786 ,3797 ,3828 ,3835 ,3847 ,3862 ,3869 ,3880 ,3883 ,3889 ,3905 ,3909 ,3911 ,3918 ,3920 ,3921 ,3923 ,3924 ,3928 ,3950 ,3953 ,3959 ,3962 ,3975 ,3977 ,3998 ,3999 ,4015 ,4041 ,4065 ,4077 ,4120 ,4123 ,4127 ,4134 ,4138 ,4168 ,4200 ,4227 ,4237 ,4246 ,4257 ,4258 ,4287 ,4303 ,4336 ,4338 ,4344 ,4354 ,4357 ,4358 ,4366 ,4369 ,4371 ,4382 ,4394 ,4398 ,4403 ,4405 ,4420 ,4434 ,4442 ,4446 ,4484 ,4505 ,4514 ,4517 ,4519 ,4524 ,4528 ,4533 ,4538 ,4543 ,4545 ,4550 ,4560 ,4565 ,4566 ,4580 ,4583 ,4589 ,4593 ,4594 ,4606 ,4612 ,4620 ,4626 ,4639 ,4648 ,4658 ,4666 ,4673 ,4676 ,4685 ,4696 ,4730 ,4735 ,4744 ,4763 ,4783 ,4784 ,4789 ,4790 ,4820 ,4825 ,4831 ,4849 ,4857 ,4866 ,4889 ,4907 ,4924 ,4927 ,4930 ,4931 ,4935 ,4938 ,4964 ,4992 ,4995 ,5009 ,5021 ,5027 ,5028 ,5029 ,5055 ,5064 ,5072 ,5078 ,5082 ,5084 ,5087 ,5099 ,5104 ,5123 ,5134 ,5138 ,5174 ,5181 ,5183 ,5250 ,5262 ,5274 ,5288 ,5297 ,5312 ,5313 ,5325 ,5328 ,5332 ,5338 ,5345 ,5354 ,5355 ,5367 ,5380 ,5392 ,5397 ,5420 ,5423 ,5424 ,5426 ,5475 ,5485 ,5492 ,5499 ,5501 ,5502 ,5510 ,5516 ,5530 ,5546 ,5561 ,5563 ,5578 ,5585 ,5591 ,5600 ,5613 ,5617 ,5618 ,5621 ,5625 ,5632 ,5638 ,5647 ,5670 ,5684 ,5695 ,5707 ,5715 ,5732 ,5776 ,5784 ,5794 ,5795 ,5797 ,5803 ,5808 ,5816 ,5843 ,5850 ,5861 ,5862 ,5889 ,5900 ,5901 ,5921 ,5936 ,5962 ,5987 ,6012 ,6018 ,6020 ,6031 ,6061 ,6068 ,6073 ,6098 ,6101 ,6116 ,6124 ,6126 ,6138 ,6141 ,6151 ,6159 ,6177 ,6183 ,6192 ,6194 ,6209 ,6212 ,6213 ,6261 ,6266 ,6288 ,6329 ,6330 ,6350 ,6363 ,6373 ,6404 ,6426 ,6432 ,6437 ,6447 ,6449 ,6451 ,6464 ,6476 ,6508 ,6516 ,6518 ,6527 ,6536 ,6547 ,6571 ,6609 ,6625 ,6626 ,6630 ,6638 ,6640 ,6645 ,6656 ,6669 ,6677 ,6679 ,6680 ,6693 ,6724 ,6747 ,6750 ,6766 ,6783 ,6784 ,6799 ,6800 ,6813 ,6823 ,6827 ,6836 ,6854 ,6859 ,6861 ,6879 ,6889 ,6898 ,6907 ,6911 ,6916 ,6924 ,6940 ,6952 ,6954 ,6962 ,6978 ,6980 ,6992 ,6996 ,7003 ,7008 ,7019 ,7026 ,7029 ,7030 ,7031 ,7051 ,7064 ,7065 ,7067 ,7069 ,7108 ,7118 ,7121 ,7126 ,7130 ,7131 ,7147 ,7158 ,7165 ,7176 ,7204 ,7222 ,7234 ,7237 ,7257 ,7264 ,7280 ,7293 ,7296 ,7303 ,7305 ,7310 ,7322 ,7349 ,7382 ,7384 ,7396 ,7403 ,7425 ,7432 ,7433 ,7468 ,7472 ,7491 ,7500 ,7516 ,7522 ,7536 ,7539 ,7546 ,7560 ,7561 ,7563 ,7566 ,7577 ,7591 ,7604 ,7612 ,7616 ,7633 ,7639 ,7650 ,7662 ,7672 ,7678 ,7682 ,7689 ,7695 ,7735 ,7736 ,7740 ,7742 ,7771 ,7773 ,7774 ,7778 ,7779 ,7806 ,7807 ,7809 ,7814 ,7815 ,7816 ,7817 ,7818 ,7831 ,7856 ,7857 ,7860 ,7862 ,7864 ,7872 ,7873 ,7874 ,7880 ,7896 ,7906 ,7907 ,7912 ,7919 ,7921 ,7931 ,7935 ,7941 ,7947 ,7948 ,7952 ,7978 ,7993 ,7998 ,8013 ,8029 ,8038 ,8040 ,8052 ,8102 ,8111 ,8112 ,8114 ,8116 ,8117 ,8127 ,8131 ,8157 ,8161 ,8163 ,8165 ,8166 ,8187 ,8197 ,8208 ,8227 ,8230 ,8238 ,8272 ,8280 ,8300 ,8305 ,8315 ,8325 ,8343 ,8347 ,8350 ,8364 ,8379 ,8393 ,8394 ,8404 ,8448 ,8457 ,8477 ,8480 ,8502 ,8555 ,8565 ,8587 ,8588 ,8589 ,8604 ,8613 ,8621 ,8628 ,8631 ,8635 ,8643 ,8649 ,8663 ,8671 ,8679 ,8699 ,8709 ,8711 ,8713 ,8735 ,8763 ,8766 ,8773 ,8776 ,8783 ,8787 ,8789 ,8793 ,8795 ,8819 ,8830 ,8869 ,8893 ,8896 ,8897 ,8910 ,8930 ,8936 ,8943 ,8998 ,9000 ,9005 ,9034 ,9041 ,9049 ,9061 ,9072 ,9076 ,9099 ,9113 ,9128 ,9141 ,9144 ,9145 ,9147 ,9158 ,9168 ,9175 ,9177 ,9178 ,9180 ,9182 ,9185 ,9186 ,9187 ,9195 ,9206 ,9223 ,9233 ,9246 ,9247 ,9252 ,9254 ,9275 ,9278 ,9281 ,9290 ,9291 ,9300 ,9305 ,9309 ,9323 ,9328 ,9347 ,9357 ,9361 ,9372 ,9373 ,9379 ,9398 ,9399 ,9406 ,9410 ,9457 ,9464 ,9471 ,9492 ,9503 ,9512 ,9535 ,9558 ,9565 ,9575 ,9577 ,9580 ,9587 ,9592 ,9616 ,9625 ,9626 ,9632 ,9651 ,9659 ,9667 ,9670 ,9672 ,9678 ,9680 ,9689 ,9705 ,9712 ,9729 ,9742 ,9760 ,9792 ,9796 ,9806 ,9808 ,9814 ,9819 ,9822 ,9834 ,9845 ,9852 ,9868 ,9871 ,9873 ,9877 ,9907 ,9930 ,9943 ,9946 ,9951 ,9968 ,9969 ,9976 ,9992</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2880us</text:p>
          </table:table-cell>
          <table:table-cell/>
          <table:table-cell office:value-type="string" calcext:value-type="string">
            <text:p>2973us</text:p>
          </table:table-cell>
          <table:table-cell/>
          <table:table-cell office:value-type="string" calcext:value-type="string">
            <text:p>2861us</text:p>
          </table:table-cell>
          <table:table-cell/>
          <table:table-cell office:value-type="string" calcext:value-type="string">
            <text:p>4us</text:p>
          </table:table-cell>
          <table:table-cell/>
          <table:table-cell office:value-type="string" calcext:value-type="string">
            <text:p>197us</text:p>
          </table:table-cell>
        </table:table-row>
        <table:table-row table:style-name="ro1">
          <table:table-cell table:number-columns-repeated="10"/>
        </table:table-row>
        <table:table-row table:style-name="ro1">
          <table:table-cell office:value-type="string" calcext:value-type="string">
            <text:p>best case</text:p>
          </table:table-cell>
          <table:table-cell office:value-type="string" calcext:value-type="string">
            <text:p>1219us</text:p>
          </table:table-cell>
          <table:table-cell/>
          <table:table-cell office:value-type="string" calcext:value-type="string">
            <text:p>130us</text:p>
          </table:table-cell>
          <table:table-cell/>
          <table:table-cell office:value-type="string" calcext:value-type="string">
            <text:p>1750us</text:p>
          </table:table-cell>
          <table:table-cell/>
          <table:table-cell office:value-type="string" calcext:value-type="string">
            <text:p>1079us</text:p>
          </table:table-cell>
          <table:table-cell/>
          <table:table-cell office:value-type="string" calcext:value-type="string">
            <text:p>197us</text:p>
          </table:table-cell>
        </table:table-row>
        <table:table-row table:style-name="ro1">
          <table:table-cell office:value-type="string" calcext:value-type="string">
            <text:p>time</text:p>
          </table:table-cell>
          <table:table-cell table:number-columns-repeated="9"/>
        </table:table-row>
        <table:table-row table:style-name="ro1">
          <table:table-cell table:number-columns-repeated="10"/>
        </table:table-row>
        <table:table-row table:style-name="ro1">
          <table:table-cell office:value-type="string" calcext:value-type="string">
            <text:p>worst case</text:p>
          </table:table-cell>
          <table:table-cell office:value-type="string" calcext:value-type="string">
            <text:p>13006us</text:p>
          </table:table-cell>
          <table:table-cell/>
          <table:table-cell office:value-type="string" calcext:value-type="string">
            <text:p>329us</text:p>
          </table:table-cell>
          <table:table-cell/>
          <table:table-cell office:value-type="string" calcext:value-type="string">
            <text:p>4029us</text:p>
          </table:table-cell>
          <table:table-cell/>
          <table:table-cell office:value-type="string" calcext:value-type="string">
            <text:p>3856us</text:p>
          </table:table-cell>
          <table:table-cell/>
          <table:table-cell office:value-type="string" calcext:value-type="string">
            <text:p>308us</text:p>
          </table:table-cell>
        </table:table-row>
        <table:table-row table:style-name="ro1">
          <table:table-cell office:value-type="string" calcext:value-type="string">
            <text:p>time</text:p>
          </table:table-cell>
          <table:table-cell table:number-columns-repeated="9"/>
        </table:table-row>
        <table:table-row table:style-name="ro1">
          <table:table-cell table:number-columns-repeated="10"/>
        </table:table-row>
        <table:table-row table:style-name="ro1">
          <table:table-cell office:value-type="string" calcext:value-type="string">
            <text:p>average time</text:p>
          </table:table-cell>
          <table:table-cell office:value-type="string" calcext:value-type="string">
            <text:p>7424.8us</text:p>
          </table:table-cell>
          <table:table-cell/>
          <table:table-cell office:value-type="string" calcext:value-type="string">
            <text:p>1146.2us</text:p>
          </table:table-cell>
          <table:table-cell/>
          <table:table-cell office:value-type="string" calcext:value-type="string">
            <text:p>2860.1us</text:p>
          </table:table-cell>
          <table:table-cell/>
          <table:table-cell office:value-type="string" calcext:value-type="string">
            <text:p>1930us</text:p>
          </table:table-cell>
          <table:table-cell/>
          <table:table-cell office:value-type="string" calcext:value-type="string">
            <text:p>307.8u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8:19:19.5390419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7:59:30.613260854</meta:creation-date>
    <dc:date>2020-02-27T18:19:28.229601333</dc:date>
    <meta:editing-duration>PT1H21M2S</meta:editing-duration>
    <meta:editing-cycles>32</meta:editing-cycles>
    <meta:generator>LibreOffice/6.0.7.3$Linux_X86_64 LibreOffice_project/00m0$Build-3</meta:generator>
    <meta:document-statistic meta:table-count="1" meta:cell-count="85" meta:object-count="0"/>
  </office:meta>
</office:document-meta>
</file>